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BeadOverview" style:family="table">
      <style:table-properties style:width="5.2813in" fo:margin-left="0in" fo:margin-right="1.6438in" table:align="margins" style:may-break-between-rows="false"/>
    </style:style>
    <style:style style:name="BeadOverview.A" style:family="table-column">
      <style:table-column-properties style:column-width="1.384in" style:rel-column-width="17174*"/>
    </style:style>
    <style:style style:name="BeadOverview.B" style:family="table-column">
      <style:table-column-properties style:column-width="0.6674in" style:rel-column-width="8281*"/>
    </style:style>
    <style:style style:name="BeadOverview.C" style:family="table-column">
      <style:table-column-properties style:column-width="0.7813in" style:rel-column-width="9694*"/>
    </style:style>
    <style:style style:name="BeadOverview.D" style:family="table-column">
      <style:table-column-properties style:column-width="1.2507in" style:rel-column-width="15519*"/>
    </style:style>
    <style:style style:name="BeadOverview.E" style:family="table-column">
      <style:table-column-properties style:column-width="1.1979in" style:rel-column-width="14867*"/>
    </style:style>
    <style:style style:name="BeadOverview.A1" style:family="table-cell">
      <style:table-cell-properties fo:padding="0.0382in" fo:border-left="0.0007in solid #000000" fo:border-right="none" fo:border-top="0.0007in solid #000000" fo:border-bottom="0.0007in solid #000000"/>
    </style:style>
    <style:style style:name="BeadOverview.E1" style:family="table-cell">
      <style:table-cell-properties fo:padding="0.0382in" fo:border="0.0007in solid #000000"/>
    </style:style>
    <style:style style:name="BeadOverview.A2" style:family="table-cell">
      <style:table-cell-properties fo:padding="0.0382in" fo:border-left="0.0007in solid #000000" fo:border-right="none" fo:border-top="none" fo:border-bottom="0.0007in solid #000000"/>
    </style:style>
    <style:style style:name="BeadOverview.E2" style:family="table-cell">
      <style:table-cell-properties fo:padding="0.0382in" fo:border-left="0.0007in solid #000000" fo:border-right="0.0007in solid #000000" fo:border-top="none" fo:border-bottom="0.0007in solid #000000"/>
    </style:style>
    <style:style style:name="Table2" style:family="table">
      <style:table-properties style:width="6.1042in" fo:margin-left="0in" fo:margin-right="0.8208in" table:align="margins" style:may-break-between-rows="false"/>
    </style:style>
    <style:style style:name="Table2.A" style:family="table-column">
      <style:table-column-properties style:column-width="0.7799in" style:rel-column-width="8372*"/>
    </style:style>
    <style:style style:name="Table2.B" style:family="table-column">
      <style:table-column-properties style:column-width="0.6771in" style:rel-column-width="7269*"/>
    </style:style>
    <style:style style:name="Table2.C" style:family="table-column">
      <style:table-column-properties style:column-width="0.7188in" style:rel-column-width="7716*"/>
    </style:style>
    <style:style style:name="Table2.D" style:family="table-column">
      <style:table-column-properties style:column-width="3.9285in" style:rel-column-width="42178*"/>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7" style:family="table">
      <style:table-properties style:width="6.1354in" fo:margin-left="0in" fo:margin-right="0.7896in" table:align="margins" style:may-break-between-rows="false"/>
    </style:style>
    <style:style style:name="Table7.A" style:family="table-column">
      <style:table-column-properties style:column-width="0.7813in" style:rel-column-width="8344*"/>
    </style:style>
    <style:style style:name="Table7.B" style:family="table-column">
      <style:table-column-properties style:column-width="0.6771in" style:rel-column-width="7232*"/>
    </style:style>
    <style:style style:name="Table7.C" style:family="table-column">
      <style:table-column-properties style:column-width="0.7188in" style:rel-column-width="7677*"/>
    </style:style>
    <style:style style:name="Table7.D" style:family="table-column">
      <style:table-column-properties style:column-width="3.9583in" style:rel-column-width="42282*"/>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1" style:family="table">
      <style:table-properties style:width="5.8438in" fo:margin-left="0in" fo:margin-right="1.0813in" table:align="margins" style:may-break-between-rows="false"/>
    </style:style>
    <style:style style:name="Table1.A" style:family="table-column">
      <style:table-column-properties style:column-width="0.7813in" style:rel-column-width="8761*"/>
    </style:style>
    <style:style style:name="Table1.B" style:family="table-column">
      <style:table-column-properties style:column-width="0.6771in" style:rel-column-width="7593*"/>
    </style:style>
    <style:style style:name="Table1.C" style:family="table-column">
      <style:table-column-properties style:column-width="0.7188in" style:rel-column-width="8060*"/>
    </style:style>
    <style:style style:name="Table1.D" style:family="table-column">
      <style:table-column-properties style:column-width="3.6667in" style:rel-column-width="4112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 style:family="table">
      <style:table-properties style:width="6.8229in" fo:margin-left="0in" fo:margin-right="0.1021in" table:align="margins" style:may-break-between-rows="false"/>
    </style:style>
    <style:style style:name="Table3.A" style:family="table-column">
      <style:table-column-properties style:column-width="1.6458in" style:rel-column-width="15808*"/>
    </style:style>
    <style:style style:name="Table3.B" style:family="table-column">
      <style:table-column-properties style:column-width="0.7083in" style:rel-column-width="6803*"/>
    </style:style>
    <style:style style:name="Table3.C" style:family="table-column">
      <style:table-column-properties style:column-width="0.875in" style:rel-column-width="8404*"/>
    </style:style>
    <style:style style:name="Table3.D" style:family="table-column">
      <style:table-column-properties style:column-width="3.5938in" style:rel-column-width="34520*"/>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8229in" fo:margin-left="0in" fo:margin-right="0.1021in" table:align="margins" style:may-break-between-rows="false"/>
    </style:style>
    <style:style style:name="Table4.A" style:family="table-column">
      <style:table-column-properties style:column-width="1.6458in" style:rel-column-width="15808*"/>
    </style:style>
    <style:style style:name="Table4.B" style:family="table-column">
      <style:table-column-properties style:column-width="0.7083in" style:rel-column-width="6803*"/>
    </style:style>
    <style:style style:name="Table4.C" style:family="table-column">
      <style:table-column-properties style:column-width="0.875in" style:rel-column-width="8404*"/>
    </style:style>
    <style:style style:name="Table4.D" style:family="table-column">
      <style:table-column-properties style:column-width="3.5938in" style:rel-column-width="34520*"/>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8229in" fo:margin-left="0in" fo:margin-right="0.1021in" table:align="margins" style:may-break-between-rows="false"/>
    </style:style>
    <style:style style:name="Table5.A" style:family="table-column">
      <style:table-column-properties style:column-width="1.6458in" style:rel-column-width="15808*"/>
    </style:style>
    <style:style style:name="Table5.B" style:family="table-column">
      <style:table-column-properties style:column-width="0.7083in" style:rel-column-width="6803*"/>
    </style:style>
    <style:style style:name="Table5.C" style:family="table-column">
      <style:table-column-properties style:column-width="0.875in" style:rel-column-width="8404*"/>
    </style:style>
    <style:style style:name="Table5.D" style:family="table-column">
      <style:table-column-properties style:column-width="3.5938in" style:rel-column-width="34520*"/>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7" style:family="table">
      <style:table-properties style:width="6.8229in" fo:margin-left="0in" fo:margin-right="0.1021in" table:align="margins" style:may-break-between-rows="false"/>
    </style:style>
    <style:style style:name="Table17.A" style:family="table-column">
      <style:table-column-properties style:column-width="1.6451in" style:rel-column-width="2369*"/>
    </style:style>
    <style:style style:name="Table17.B" style:family="table-column">
      <style:table-column-properties style:column-width="0.7083in" style:rel-column-width="1020*"/>
    </style:style>
    <style:style style:name="Table17.C" style:family="table-column">
      <style:table-column-properties style:column-width="0.875in" style:rel-column-width="1260*"/>
    </style:style>
    <style:style style:name="Table17.D" style:family="table-column">
      <style:table-column-properties style:column-width="3.5944in" style:rel-column-width="5176*"/>
    </style:style>
    <style:style style:name="Table17.A1" style:family="table-cell">
      <style:table-cell-properties fo:padding="0.0382in" fo:border-left="0.0007in solid #000000" fo:border-right="none" fo:border-top="0.0007in solid #000000" fo:border-bottom="0.0007in solid #000000"/>
    </style:style>
    <style:style style:name="Table17.D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6" style:family="table">
      <style:table-properties style:width="6.8229in" fo:margin-left="0in" fo:margin-right="0.1021in" table:align="margins" style:may-break-between-rows="false"/>
    </style:style>
    <style:style style:name="Table6.A" style:family="table-column">
      <style:table-column-properties style:column-width="1.6458in" style:rel-column-width="15808*"/>
    </style:style>
    <style:style style:name="Table6.B" style:family="table-column">
      <style:table-column-properties style:column-width="0.7083in" style:rel-column-width="6803*"/>
    </style:style>
    <style:style style:name="Table6.C" style:family="table-column">
      <style:table-column-properties style:column-width="0.875in" style:rel-column-width="8404*"/>
    </style:style>
    <style:style style:name="Table6.D" style:family="table-column">
      <style:table-column-properties style:column-width="3.5938in" style:rel-column-width="34520*"/>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8" style:family="table">
      <style:table-properties style:width="6.8229in" fo:margin-left="0in" fo:margin-right="0.1021in" table:align="margins" style:may-break-between-rows="false"/>
    </style:style>
    <style:style style:name="Table8.A" style:family="table-column">
      <style:table-column-properties style:column-width="1.6458in" style:rel-column-width="15808*"/>
    </style:style>
    <style:style style:name="Table8.B" style:family="table-column">
      <style:table-column-properties style:column-width="0.7083in" style:rel-column-width="6803*"/>
    </style:style>
    <style:style style:name="Table8.C" style:family="table-column">
      <style:table-column-properties style:column-width="0.875in" style:rel-column-width="8404*"/>
    </style:style>
    <style:style style:name="Table8.D" style:family="table-column">
      <style:table-column-properties style:column-width="3.5938in" style:rel-column-width="34520*"/>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8229in" fo:margin-left="0in" fo:margin-right="0.1021in" table:align="margins" style:may-break-between-rows="false"/>
    </style:style>
    <style:style style:name="Table9.A" style:family="table-column">
      <style:table-column-properties style:column-width="1.6458in" style:rel-column-width="15808*"/>
    </style:style>
    <style:style style:name="Table9.B" style:family="table-column">
      <style:table-column-properties style:column-width="0.7083in" style:rel-column-width="6803*"/>
    </style:style>
    <style:style style:name="Table9.C" style:family="table-column">
      <style:table-column-properties style:column-width="0.875in" style:rel-column-width="8404*"/>
    </style:style>
    <style:style style:name="Table9.D" style:family="table-column">
      <style:table-column-properties style:column-width="3.5938in" style:rel-column-width="34520*"/>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8229in" fo:margin-left="0in" fo:margin-right="0.1021in" table:align="margins" style:may-break-between-rows="false"/>
    </style:style>
    <style:style style:name="Table10.A" style:family="table-column">
      <style:table-column-properties style:column-width="1.6458in" style:rel-column-width="15808*"/>
    </style:style>
    <style:style style:name="Table10.B" style:family="table-column">
      <style:table-column-properties style:column-width="0.7083in" style:rel-column-width="6803*"/>
    </style:style>
    <style:style style:name="Table10.C" style:family="table-column">
      <style:table-column-properties style:column-width="0.875in" style:rel-column-width="8404*"/>
    </style:style>
    <style:style style:name="Table10.D" style:family="table-column">
      <style:table-column-properties style:column-width="3.5938in" style:rel-column-width="34520*"/>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6.8229in" fo:margin-left="0in" fo:margin-right="0.1021in" table:align="margins" style:may-break-between-rows="false"/>
    </style:style>
    <style:style style:name="Table11.A" style:family="table-column">
      <style:table-column-properties style:column-width="1.6458in" style:rel-column-width="15808*"/>
    </style:style>
    <style:style style:name="Table11.B" style:family="table-column">
      <style:table-column-properties style:column-width="0.7083in" style:rel-column-width="6803*"/>
    </style:style>
    <style:style style:name="Table11.C" style:family="table-column">
      <style:table-column-properties style:column-width="0.875in" style:rel-column-width="8404*"/>
    </style:style>
    <style:style style:name="Table11.D" style:family="table-column">
      <style:table-column-properties style:column-width="3.5938in" style:rel-column-width="34520*"/>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8229in" fo:margin-left="0in" fo:margin-right="0.1021in" table:align="margins" style:may-break-between-rows="false"/>
    </style:style>
    <style:style style:name="Table12.A" style:family="table-column">
      <style:table-column-properties style:column-width="1.6458in" style:rel-column-width="15808*"/>
    </style:style>
    <style:style style:name="Table12.B" style:family="table-column">
      <style:table-column-properties style:column-width="0.7083in" style:rel-column-width="6803*"/>
    </style:style>
    <style:style style:name="Table12.C" style:family="table-column">
      <style:table-column-properties style:column-width="0.875in" style:rel-column-width="8404*"/>
    </style:style>
    <style:style style:name="Table12.D" style:family="table-column">
      <style:table-column-properties style:column-width="3.5938in" style:rel-column-width="34520*"/>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3" style:family="table">
      <style:table-properties style:width="6.8229in" fo:margin-left="0in" fo:margin-right="0.1021in" table:align="margins" style:may-break-between-rows="false"/>
    </style:style>
    <style:style style:name="Table13.A" style:family="table-column">
      <style:table-column-properties style:column-width="1.6458in" style:rel-column-width="15808*"/>
    </style:style>
    <style:style style:name="Table13.B" style:family="table-column">
      <style:table-column-properties style:column-width="0.7083in" style:rel-column-width="6803*"/>
    </style:style>
    <style:style style:name="Table13.C" style:family="table-column">
      <style:table-column-properties style:column-width="0.875in" style:rel-column-width="8404*"/>
    </style:style>
    <style:style style:name="Table13.D" style:family="table-column">
      <style:table-column-properties style:column-width="3.5938in" style:rel-column-width="34520*"/>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6" style:family="table">
      <style:table-properties style:width="6.8229in" fo:margin-left="0in" fo:margin-right="0.1021in" table:align="margins" style:may-break-between-rows="false"/>
    </style:style>
    <style:style style:name="Table16.A" style:family="table-column">
      <style:table-column-properties style:column-width="1.6458in" style:rel-column-width="15808*"/>
    </style:style>
    <style:style style:name="Table16.B" style:family="table-column">
      <style:table-column-properties style:column-width="0.7083in" style:rel-column-width="6803*"/>
    </style:style>
    <style:style style:name="Table16.C" style:family="table-column">
      <style:table-column-properties style:column-width="0.875in" style:rel-column-width="8404*"/>
    </style:style>
    <style:style style:name="Table16.D" style:family="table-column">
      <style:table-column-properties style:column-width="3.5938in" style:rel-column-width="34520*"/>
    </style:style>
    <style:style style:name="Table16.A1" style:family="table-cell">
      <style:table-cell-properties fo:padding="0.0382in" fo:border-left="0.0007in solid #000000" fo:border-right="none" fo:border-top="0.0007in solid #000000" fo:border-bottom="0.0007in solid #000000"/>
    </style:style>
    <style:style style:name="Table16.D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8" style:family="table">
      <style:table-properties style:width="6.8229in" fo:margin-left="0in" fo:margin-right="0.1021in" table:align="margins" style:may-break-between-rows="false"/>
    </style:style>
    <style:style style:name="Table18.A" style:family="table-column">
      <style:table-column-properties style:column-width="1.6458in" style:rel-column-width="15808*"/>
    </style:style>
    <style:style style:name="Table18.B" style:family="table-column">
      <style:table-column-properties style:column-width="0.7083in" style:rel-column-width="6803*"/>
    </style:style>
    <style:style style:name="Table18.C" style:family="table-column">
      <style:table-column-properties style:column-width="0.875in" style:rel-column-width="8404*"/>
    </style:style>
    <style:style style:name="Table18.D" style:family="table-column">
      <style:table-column-properties style:column-width="3.5938in" style:rel-column-width="34520*"/>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4" style:family="table">
      <style:table-properties style:width="6.8229in" fo:margin-left="0in" fo:margin-right="0.1021in" table:align="margins" style:may-break-between-rows="false"/>
    </style:style>
    <style:style style:name="Table14.A" style:family="table-column">
      <style:table-column-properties style:column-width="1.6458in" style:rel-column-width="15808*"/>
    </style:style>
    <style:style style:name="Table14.B" style:family="table-column">
      <style:table-column-properties style:column-width="0.7083in" style:rel-column-width="6803*"/>
    </style:style>
    <style:style style:name="Table14.C" style:family="table-column">
      <style:table-column-properties style:column-width="0.875in" style:rel-column-width="8404*"/>
    </style:style>
    <style:style style:name="Table14.D" style:family="table-column">
      <style:table-column-properties style:column-width="3.5938in" style:rel-column-width="34520*"/>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5" style:family="table">
      <style:table-properties style:width="6.8229in" fo:margin-left="0in" fo:margin-right="0.1021in" table:align="margins" style:may-break-between-rows="false"/>
    </style:style>
    <style:style style:name="Table15.A" style:family="table-column">
      <style:table-column-properties style:column-width="1.6458in" style:rel-column-width="15808*"/>
    </style:style>
    <style:style style:name="Table15.B" style:family="table-column">
      <style:table-column-properties style:column-width="0.7083in" style:rel-column-width="6803*"/>
    </style:style>
    <style:style style:name="Table15.C" style:family="table-column">
      <style:table-column-properties style:column-width="0.875in" style:rel-column-width="8404*"/>
    </style:style>
    <style:style style:name="Table15.D" style:family="table-column">
      <style:table-column-properties style:column-width="3.5938in" style:rel-column-width="34520*"/>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0799in" fo:line-height="100%" fo:text-indent="0in" style:auto-text-indent="false"/>
    </style:style>
    <style:style style:name="P3" style:family="paragraph" style:parent-style-name="Standard">
      <style:paragraph-properties fo:margin-left="0in" fo:margin-right="0in" fo:margin-top="0in" fo:margin-bottom="0.0799in" fo:line-height="100%" fo:text-indent="0in" style:auto-text-indent="false"/>
      <style:text-properties fo:font-style="italic" style:font-style-asian="italic" style:font-style-complex="italic"/>
    </style:style>
    <style:style style:name="P4" style:family="paragraph" style:parent-style-name="Standard">
      <style:paragraph-properties fo:margin-left="0in" fo:margin-right="0in" fo:margin-top="0in" fo:margin-bottom="0.0799in" fo:line-height="100%" fo:text-indent="0in" style:auto-text-indent="false"/>
      <style:text-properties fo:font-style="normal" style:font-style-asian="normal" style:font-style-complex="normal"/>
    </style:style>
    <style:style style:name="P5" style:family="paragraph" style:parent-style-name="Standard">
      <style:paragraph-properties fo:margin-left="0in" fo:margin-right="0in" fo:margin-top="0in" fo:margin-bottom="0.0799in" fo:line-height="100%" fo:text-indent="0in" style:auto-text-indent="false"/>
      <style:text-properties fo:font-size="8pt" style:font-size-asian="8pt" style:font-size-complex="8pt"/>
    </style:style>
    <style:style style:name="P6" style:family="paragraph" style:parent-style-name="Standard">
      <style:paragraph-properties fo:margin-left="0in" fo:margin-right="0in" fo:margin-top="0in" fo:margin-bottom="0.0799in" fo:line-height="100%" fo:text-indent="0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7" style:family="paragraph" style:parent-style-name="Standard">
      <style:paragraph-properties fo:margin-left="0in" fo:margin-right="0in" fo:margin-top="0in" fo:margin-bottom="0.0799in" fo:line-height="100%" fo:text-indent="0in" style:auto-text-indent="false" fo:break-before="page"/>
    </style:style>
    <style:style style:name="P8" style:family="paragraph" style:parent-style-name="Text_20_body">
      <style:paragraph-properties fo:margin-left="0in" fo:margin-right="0in" fo:margin-top="0in" fo:margin-bottom="0.0799in" fo:line-height="100%" fo:text-indent="0in" style:auto-text-indent="false" fo:break-before="page"/>
    </style:style>
    <style:style style:name="P9" style:family="paragraph" style:parent-style-name="Standard">
      <style:paragraph-properties fo:margin-left="0in" fo:margin-right="0in" fo:margin-top="0in" fo:margin-bottom="0in" fo:line-height="100%" fo:text-indent="0in" style:auto-text-indent="false"/>
    </style:style>
    <style:style style:name="P10" style:family="paragraph" style:parent-style-name="Standard">
      <style:paragraph-properties fo:margin-left="0in" fo:margin-right="0in" fo:margin-top="0in" fo:margin-bottom="0in" fo:line-height="100%" fo:text-indent="0in" style:auto-text-indent="false"/>
      <style:text-properties fo:font-style="normal" style:font-style-asian="normal" style:font-style-complex="normal"/>
    </style:style>
    <style:style style:name="P11" style:family="paragraph" style:parent-style-name="Standard">
      <style:paragraph-properties fo:margin-left="0in" fo:margin-right="0in" fo:margin-top="0in" fo:margin-bottom="0in" fo:line-height="100%" fo:text-indent="0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12" style:family="paragraph" style:parent-style-name="Table_20_Contents">
      <style:paragraph-properties fo:margin-left="0in" fo:margin-right="0in" fo:margin-top="0in" fo:margin-bottom="0in" fo:line-height="100%" fo:text-indent="0in" style:auto-text-indent="false"/>
      <style:text-properties style:font-name="Courier 10 Pitch" fo:font-size="8pt" style:font-size-asian="8pt" style:font-size-complex="8pt"/>
    </style:style>
    <style:style style:name="P13" style:family="paragraph" style:parent-style-name="Table_20_Contents">
      <style:paragraph-properties fo:margin-left="0in" fo:margin-right="0in" fo:margin-top="0in" fo:margin-bottom="0in" fo:line-height="100%" fo:text-indent="0in" style:auto-text-indent="false"/>
      <style:text-properties style:font-name="Courier 10 Pitch" fo:font-size="9pt" style:font-size-asian="9pt" style:font-size-complex="9pt"/>
    </style:style>
    <style:style style:name="P14" style:family="paragraph" style:parent-style-name="Table_20_Contents">
      <style:paragraph-properties fo:margin-left="0in" fo:margin-right="0in" fo:margin-top="0in" fo:margin-bottom="0in" fo:line-height="100%" fo:text-indent="0in" style:auto-text-indent="false"/>
    </style:style>
    <style:style style:name="P15" style:family="paragraph" style:parent-style-name="Table_20_Contents">
      <style:paragraph-properties fo:margin-left="0in" fo:margin-right="0in" fo:margin-top="0in" fo:margin-bottom="0in" fo:line-height="100%" fo:text-align="center" style:justify-single-word="false" fo:text-indent="0in" style:auto-text-indent="false"/>
    </style:style>
    <style:style style:name="P16" style:family="paragraph" style:parent-style-name="Table_20_Contents">
      <style:paragraph-properties fo:margin-left="0in" fo:margin-right="0in" fo:margin-top="0in" fo:margin-bottom="0in" fo:line-height="100%" fo:text-indent="0in" style:auto-text-indent="false"/>
      <style:text-properties fo:font-size="8pt" style:font-size-asian="8pt" style:font-size-complex="8pt"/>
    </style:style>
    <style:style style:name="P17" style:family="paragraph" style:parent-style-name="Table_20_Contents">
      <style:paragraph-properties fo:margin-left="0in" fo:margin-right="0in" fo:margin-top="0in" fo:margin-bottom="0in" fo:line-height="100%" fo:text-align="center" style:justify-single-word="false" fo:text-indent="0in" style:auto-text-indent="false"/>
      <style:text-properties fo:font-size="8pt" style:font-size-asian="8pt" style:font-size-complex="8pt"/>
    </style:style>
    <style:style style:name="P18" style:family="paragraph" style:parent-style-name="Table_20_Heading">
      <style:paragraph-properties fo:margin-left="0in" fo:margin-right="0in" fo:margin-top="0in" fo:margin-bottom="0in" fo:line-height="100%" fo:text-indent="0in" style:auto-text-indent="false"/>
    </style:style>
    <style:style style:name="P19" style:family="paragraph" style:parent-style-name="Table_20_Heading">
      <style:paragraph-properties fo:margin-left="0in" fo:margin-right="0in" fo:margin-top="0in" fo:margin-bottom="0in" fo:line-height="100%" fo:text-indent="0in" style:auto-text-indent="false"/>
      <style:text-properties fo:font-size="8pt" style:font-size-asian="8pt" style:font-size-complex="8pt"/>
    </style:style>
    <style:style style:name="P20" style:family="paragraph" style:parent-style-name="Text_20_body">
      <style:paragraph-properties fo:margin-left="0in" fo:margin-right="0in" fo:margin-top="0in" fo:margin-bottom="0in" fo:line-height="100%" fo:text-indent="0in" style:auto-text-indent="false"/>
    </style:style>
    <style:style style:name="P21" style:family="paragraph" style:parent-style-name="Standard">
      <style:paragraph-properties fo:margin-left="1.5in" fo:margin-right="0in" fo:margin-top="0in" fo:margin-bottom="0in" fo:line-height="100%" fo:text-indent="-1in" style:auto-text-indent="false"/>
      <style:text-properties style:font-name="Courier 10 Pitch" fo:font-size="9pt" style:font-size-asian="9pt" style:font-size-complex="9pt"/>
    </style:style>
    <style:style style:name="P22" style:family="paragraph" style:parent-style-name="Standard">
      <style:paragraph-properties fo:margin-left="1.5in" fo:margin-right="0in" fo:margin-top="0in" fo:margin-bottom="0in" fo:line-height="100%" fo:text-indent="-1in" style:auto-text-indent="false">
        <style:tab-stops/>
      </style:paragraph-properties>
      <style:text-properties style:font-name="Courier 10 Pitch" fo:font-size="9pt" style:font-size-asian="9pt" style:font-size-complex="9pt"/>
    </style:style>
    <style:style style:name="P23" style:family="paragraph" style:parent-style-name="Text_20_body">
      <style:paragraph-properties fo:margin-top="0in" fo:margin-bottom="0.0799in" fo:line-height="100%"/>
    </style:style>
    <style:style style:name="P24" style:family="paragraph" style:parent-style-name="Text_20_body">
      <style:paragraph-properties fo:margin-top="0in" fo:margin-bottom="0.0799in" fo:line-height="100%" fo:text-align="center" style:justify-single-word="false"/>
      <style:text-properties fo:font-weight="bold" style:font-weight-asian="bold" style:font-weight-complex="bold"/>
    </style:style>
    <style:style style:name="P25" style:family="paragraph" style:parent-style-name="Text_20_body">
      <style:paragraph-properties fo:margin-top="0in" fo:margin-bottom="0.0799in" fo:line-height="100%" fo:text-align="end" style:justify-single-word="false"/>
      <style:text-properties fo:font-weight="normal" style:font-weight-asian="normal" style:font-weight-complex="normal"/>
    </style:style>
    <style:style style:name="P26" style:family="paragraph" style:parent-style-name="Text_20_body">
      <style:paragraph-properties fo:margin-top="0in" fo:margin-bottom="0.0799in" fo:line-height="100%" fo:text-align="center" style:justify-single-word="false" fo:break-before="page"/>
      <style:text-properties fo:font-weight="bold" style:font-weight-asian="bold" style:font-weight-complex="bold"/>
    </style:style>
    <style:style style:name="P27" style:family="paragraph" style:parent-style-name="Text_20_body">
      <style:paragraph-properties fo:margin-top="0in" fo:margin-bottom="0in" fo:line-height="100%"/>
    </style:style>
    <style:style style:name="P28" style:family="paragraph" style:parent-style-name="Text_20_body">
      <style:paragraph-properties fo:margin-top="0in" fo:margin-bottom="0in" fo:line-height="100%"/>
      <style:text-properties fo:font-style="normal" style:font-style-asian="normal" style:font-style-complex="normal"/>
    </style:style>
    <style:style style:name="P29" style:family="paragraph" style:parent-style-name="Standard">
      <style:paragraph-properties fo:margin-left="1.4689in" fo:margin-right="0in" fo:margin-top="0in" fo:margin-bottom="0in" fo:line-height="100%" fo:text-indent="-0.9689in" style:auto-text-indent="false">
        <style:tab-stops/>
      </style:paragraph-properties>
      <style:text-properties style:font-name="Courier 10 Pitch" fo:font-size="9pt" fo:font-style="normal" style:font-size-asian="9pt" style:font-style-asian="normal" style:font-size-complex="9pt" style:font-style-complex="normal"/>
    </style:style>
    <style:style style:name="P30" style:family="paragraph" style:parent-style-name="Standard">
      <style:paragraph-properties fo:margin-left="0.5in" fo:margin-right="0in" fo:margin-top="0in" fo:margin-bottom="0in" fo:line-height="100%" fo:text-indent="0in" style:auto-text-indent="false">
        <style:tab-stops/>
      </style:paragraph-properties>
      <style:text-properties style:font-name="Courier 10 Pitch" fo:font-size="9pt" fo:font-style="normal" style:font-size-asian="9pt" style:font-style-asian="normal" style:font-size-complex="9pt" style:font-style-complex="normal"/>
    </style:style>
    <style:style style:name="P31" style:family="paragraph" style:parent-style-name="Standard">
      <style:paragraph-properties fo:margin-left="1.1874in" fo:margin-right="0in" fo:margin-top="0in" fo:margin-bottom="0in" fo:line-height="100%" fo:text-indent="-0.1874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32" style:family="paragraph" style:parent-style-name="Standard">
      <style:paragraph-properties fo:margin-left="1.1874in" fo:margin-right="0in" fo:margin-top="0in" fo:margin-bottom="0in" fo:line-height="100%" fo:text-indent="-0.1874in" style:auto-text-indent="false">
        <style:tab-stops/>
      </style:paragraph-properties>
      <style:text-properties style:font-name="Courier 10 Pitch" fo:font-size="9pt" fo:font-style="normal" style:font-size-asian="9pt" style:font-style-asian="normal" style:font-size-complex="9pt" style:font-style-complex="normal"/>
    </style:style>
    <style:style style:name="P33" style:family="paragraph" style:parent-style-name="Standard">
      <style:paragraph-properties fo:margin-left="1.1665in" fo:margin-right="0in" fo:margin-top="0in" fo:margin-bottom="0in" fo:line-height="100%" fo:text-indent="-0.1665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34" style:family="paragraph" style:parent-style-name="Standard">
      <style:paragraph-properties fo:margin-left="1.1772in" fo:margin-right="0in" fo:margin-top="0in" fo:margin-bottom="0in" fo:line-height="100%" fo:text-indent="-0.1772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35" style:family="paragraph" style:parent-style-name="Standard" style:list-style-name="L1">
      <style:paragraph-properties fo:margin-left="0in" fo:margin-right="0in" fo:margin-top="0in" fo:margin-bottom="0.0799in" fo:line-height="100%" fo:text-indent="0in" style:auto-text-indent="false"/>
    </style:style>
    <style:style style:name="P36" style:family="paragraph" style:parent-style-name="Standard" style:list-style-name="L2">
      <style:paragraph-properties fo:margin-left="0in" fo:margin-right="0in" fo:margin-top="0in" fo:margin-bottom="0.0799in" fo:line-height="100%" fo:text-indent="0in" style:auto-text-indent="false"/>
    </style:style>
    <style:style style:name="P37" style:family="paragraph" style:parent-style-name="Standard">
      <style:paragraph-properties fo:margin-left="0in" fo:margin-right="0in" fo:margin-top="0in" fo:margin-bottom="0.0799in" fo:line-height="100%" fo:text-indent="0in" style:auto-text-indent="false"/>
      <style:text-properties fo:font-style="normal" style:font-style-asian="normal" style:font-style-complex="normal"/>
    </style:style>
    <style:style style:name="P38" style:family="paragraph" style:parent-style-name="Standard" style:list-style-name="L3">
      <style:paragraph-properties fo:margin-left="0in" fo:margin-right="0in" fo:margin-top="0in" fo:margin-bottom="0.0799in" fo:line-height="100%" fo:text-indent="0in" style:auto-text-indent="false"/>
      <style:text-properties fo:font-style="normal" style:font-style-asian="normal" style:font-style-complex="normal"/>
    </style:style>
    <style:style style:name="P39" style:family="paragraph" style:parent-style-name="Standard" style:list-style-name="L4">
      <style:paragraph-properties fo:margin-left="0in" fo:margin-right="0in" fo:margin-top="0in" fo:margin-bottom="0.0799in" fo:line-height="100%" fo:text-indent="0in" style:auto-text-indent="false"/>
      <style:text-properties fo:font-style="normal" style:font-style-asian="normal" style:font-style-complex="normal"/>
    </style:style>
    <style:style style:name="P40" style:family="paragraph" style:parent-style-name="Standard" style:list-style-name="L1">
      <style:paragraph-properties fo:margin-left="0in" fo:margin-right="0in" fo:margin-top="0in" fo:margin-bottom="0in" fo:line-height="100%" fo:text-indent="0in" style:auto-text-indent="false"/>
    </style:style>
    <style:style style:name="P41" style:family="paragraph" style:parent-style-name="Standard">
      <style:paragraph-properties fo:margin-left="0in" fo:margin-right="0in" fo:margin-top="0in" fo:margin-bottom="0in" fo:line-height="100%" fo:text-indent="0in" style:auto-text-indent="false"/>
      <style:text-properties fo:font-style="normal" style:font-style-asian="normal" style:font-style-complex="normal"/>
    </style:style>
    <style:style style:name="P42" style:family="paragraph" style:parent-style-name="Standard" style:list-style-name="L5">
      <style:paragraph-properties fo:margin-left="0.448in" fo:margin-right="0in" fo:margin-top="0in" fo:margin-bottom="0in" fo:line-height="100%" fo:text-indent="-0.2602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43" style:family="paragraph" style:parent-style-name="Standard">
      <style:paragraph-properties fo:margin-left="1.1665in" fo:margin-right="0in" fo:margin-top="0in" fo:margin-bottom="0in" fo:line-height="100%" fo:text-indent="-0.1665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44" style:family="paragraph" style:parent-style-name="Standard" style:list-style-name="L6">
      <style:paragraph-properties fo:margin-top="0in" fo:margin-bottom="0in" fo:line-height="100%">
        <style:tab-stops/>
      </style:paragraph-properties>
      <style:text-properties style:font-name="Liberation Serif" fo:font-size="12pt" fo:font-style="normal" style:font-size-asian="12pt" style:font-style-asian="normal" style:font-size-complex="12pt" style:font-style-complex="normal"/>
    </style:style>
    <style:style style:name="P45" style:family="paragraph" style:parent-style-name="Standard">
      <style:paragraph-properties fo:margin-left="1.0102in" fo:margin-right="0in" fo:margin-top="0in" fo:margin-bottom="0in" fo:line-height="100%" fo:text-indent="0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46" style:family="paragraph" style:parent-style-name="Table_20_Contents">
      <style:paragraph-properties fo:margin-left="0in" fo:margin-right="0in" fo:margin-top="0in" fo:margin-bottom="0in" fo:line-height="100%" fo:text-indent="0in" style:auto-text-indent="false"/>
      <style:text-properties style:font-name="Courier 10 Pitch" fo:font-size="9pt" style:font-size-asian="9pt" style:font-size-complex="9pt"/>
    </style:style>
    <style:style style:name="P47" style:family="paragraph" style:parent-style-name="Table_20_Contents">
      <style:paragraph-properties fo:margin-left="0in" fo:margin-right="0in" fo:margin-top="0in" fo:margin-bottom="0in" fo:line-height="100%" fo:text-indent="0in" style:auto-text-indent="false"/>
    </style:style>
    <style:style style:name="P48" style:family="paragraph" style:parent-style-name="Table_20_Contents">
      <style:paragraph-properties fo:margin-left="0in" fo:margin-right="0in" fo:margin-top="0in" fo:margin-bottom="0in" fo:line-height="100%" fo:text-align="center" style:justify-single-word="false" fo:text-indent="0in" style:auto-text-indent="false"/>
    </style:style>
    <style:style style:name="T1" style:family="text">
      <style:text-properties style:font-name="Courier 10 Pitch" fo:font-size="9pt" style:font-size-asian="9pt" style:font-size-complex="9pt"/>
    </style:style>
    <style:style style:name="T2" style:family="text">
      <style:text-properties style:font-name="Courier 10 Pitch" fo:font-size="9pt" fo:font-style="normal" style:font-size-asian="9pt" style:font-style-asian="normal" style:font-size-complex="9pt" style:font-style-complex="normal"/>
    </style:style>
    <style:style style:name="T3" style:family="text">
      <style:text-properties style:font-name="Courier 10 Pitch" fo:font-size="9pt" fo:font-style="italic" style:font-size-asian="9pt" style:font-style-asian="italic" style:font-size-complex="9pt" style:font-style-complex="italic"/>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font-name="Courier 10 Pitch"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
      <text:p text:style-name="P24"/>
      <text:p text:style-name="P24"/>
      <text:p text:style-name="P24">Extension of OpenDRIVE XML (.xodr) format to include pedestrian traffic</text:p>
      <text:p text:style-name="P24">via Cal3d character animation library</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lexander Velazquez (ajv@engineer.uconn.edu)</text:p>
      <text:p text:style-name="P25">8. July 2011</text:p>
      <text:p text:style-name="P26">Table of Contents</text:p>
      <text:p text:style-name="P23"/>
      <text:p text:style-name="P27">1<text:tab/>File<text:tab/><text:tab/><text:tab/><text:tab/><text:tab/><text:tab/><text:tab/><text:tab/><text:tab/></text:p>
      <text:p text:style-name="P27"/>
      <text:p text:style-name="P27"><text:tab/>1.1<text:tab/>Overview of Beads<text:tab/><text:tab/><text:tab/><text:tab/><text:tab/><text:tab/></text:p>
      <text:p text:style-name="P27"/>
      <text:p text:style-name="P27">2<text:tab/>File Entries<text:tab/><text:tab/><text:tab/><text:tab/><text:tab/><text:tab/><text:tab/><text:tab/></text:p>
      <text:p text:style-name="P27"/>
      <text:p text:style-name="P27"><text:tab/>2.1<text:tab/><text:span text:style-name="T5">Crosswalk</text:span><text:span text:style-name="T4"> Record<text:tab/><text:tab/><text:tab/><text:tab/><text:tab/><text:tab/></text:span></text:p>
      <text:p text:style-name="P27"><text:span text:style-name="T4"><text:tab/><text:tab/>2.1.1<text:tab/></text:span><text:span text:style-name="T5">Lane Validity</text:span><text:span text:style-name="T4"> Record<text:tab/><text:tab/><text:tab/><text:tab/><text:tab/></text:span></text:p>
      <text:p text:style-name="P27"><text:tab/>2.2<text:tab/><text:span text:style-name="T5">Pedestrian Fiddleyards (sources, sinks)</text:span><text:span text:style-name="T4"> Record<text:tab/><text:tab/></text:span></text:p>
      <text:p text:style-name="P27"><text:span text:style-name="T4"><text:tab/><text:tab/>2.2.1<text:tab/></text:span><text:span text:style-name="T5">Pedestrian Source</text:span><text:span text:style-name="T4"> Record<text:tab/><text:tab/><text:tab/><text:tab/></text:span></text:p>
      <text:p text:style-name="P27"><text:span text:style-name="T4"><text:tab/><text:tab/><text:tab/>2.2.1.1<text:tab/></text:span><text:span text:style-name="T5">Pedestrian (spawned from source)</text:span><text:span text:style-name="T4"> Record<text:tab/><text:tab/><text:tab/></text:span></text:p>
      <text:p text:style-name="P27"><text:span text:style-name="T4"><text:tab/><text:tab/>2.2.2<text:tab/></text:span><text:span text:style-name="T5">Pedestrian Sink</text:span><text:span text:style-name="T4"> Record<text:tab/><text:tab/><text:tab/><text:tab/></text:span></text:p>
      <text:p text:style-name="P27"><text:span text:style-name="T4"><text:tab/>2.3<text:tab/></text:span><text:span text:style-name="T5">Pedestrians (default, templates, instances)</text:span><text:span text:style-name="T4"> Record<text:tab/><text:tab/></text:span></text:p>
      <text:p text:style-name="P27"><text:span text:style-name="T4"><text:tab/><text:tab/>2.3.1<text:tab/></text:span><text:span text:style-name="T5">Default</text:span><text:span text:style-name="T4"> Record<text:tab/><text:tab/><text:tab/><text:tab/><text:tab/></text:span></text:p>
      <text:p text:style-name="P27"><text:span text:style-name="T4"><text:tab/><text:tab/><text:tab/>2.3.1.1<text:tab/></text:span><text:span text:style-name="T5">Geometry</text:span><text:span text:style-name="T4"> Record<text:tab/><text:tab/><text:tab/><text:tab/></text:span></text:p>
      <text:p text:style-name="P27"><text:span text:style-name="T4"><text:tab/><text:tab/><text:tab/>2.3.1.2<text:tab/></text:span><text:span text:style-name="T5">Start</text:span><text:span text:style-name="T4"> Record<text:tab/><text:tab/><text:tab/><text:tab/><text:tab/></text:span></text:p>
      <text:p text:style-name="P27"><text:span text:style-name="T4"><text:tab/><text:tab/><text:tab/>2.3.1.3 </text:span><text:span text:style-name="T5">Animations</text:span><text:span text:style-name="T4"> Record<text:tab/><text:tab/><text:tab/><text:tab/></text:span></text:p>
      <text:p text:style-name="P27"><text:span text:style-name="T4"><text:tab/><text:tab/><text:tab/><text:tab/>2.3.1.3.1<text:tab/></text:span><text:span text:style-name="T5">Idle</text:span><text:span text:style-name="T4"> Record<text:tab/><text:tab/><text:tab/></text:span></text:p>
      <text:p text:style-name="P27"><text:span text:style-name="T4"><text:tab/><text:tab/><text:tab/><text:tab/>2.3.1.3.2<text:tab/></text:span><text:span text:style-name="T5">Slow</text:span><text:span text:style-name="T4"> Record<text:tab/><text:tab/><text:tab/></text:span></text:p>
      <text:p text:style-name="P27"><text:span text:style-name="T4"><text:tab/><text:tab/><text:tab/><text:tab/>2.3.1.3.3<text:tab/></text:span><text:span text:style-name="T5">Walk</text:span><text:span text:style-name="T4"> Record<text:tab/><text:tab/><text:tab/></text:span></text:p>
      <text:p text:style-name="P27"><text:span text:style-name="T4"><text:tab/><text:tab/><text:tab/><text:tab/>2.3.1.3.4<text:tab/></text:span><text:span text:style-name="T5">Jog </text:span><text:span text:style-name="T4">Record<text:tab/><text:tab/><text:tab/></text:span></text:p>
      <text:p text:style-name="P27"><text:span text:style-name="T4"><text:tab/><text:tab/><text:tab/><text:tab/>2.3.1.3.5<text:tab/></text:span><text:span text:style-name="T5">Look</text:span><text:span text:style-name="T4"> Record<text:tab/><text:tab/><text:tab/></text:span></text:p>
      <text:p text:style-name="P27"><text:span text:style-name="T4"><text:tab/><text:tab/><text:tab/><text:tab/>2.3.1.3.6<text:tab/></text:span><text:span text:style-name="T5">Wave</text:span><text:span text:style-name="T4"> Record<text:tab/><text:tab/><text:tab/></text:span></text:p>
      <text:p text:style-name="P27"><text:span text:style-name="T4"><text:tab/><text:tab/>2.3.2<text:tab/></text:span><text:span text:style-name="T5">Template</text:span><text:span text:style-name="T4"> Record<text:tab/><text:tab/><text:tab/><text:tab/><text:tab/></text:span></text:p>
      <text:p text:style-name="P27"><text:span text:style-name="T4"><text:tab/><text:tab/><text:tab/>2.3.2.1<text:tab/></text:span><text:span text:style-name="T5">Geometry</text:span><text:span text:style-name="T4"> Record<text:tab/><text:tab/><text:tab/><text:tab/></text:span></text:p>
      <text:p text:style-name="P27"><text:span text:style-name="T4"><text:tab/><text:tab/><text:tab/>2.3.2.2<text:tab/></text:span><text:span text:style-name="T5">Start</text:span><text:span text:style-name="T4"> Record<text:tab/><text:tab/><text:tab/><text:tab/><text:tab/></text:span></text:p>
      <text:p text:style-name="P27"><text:span text:style-name="T4"><text:tab/><text:tab/><text:tab/>2.3.2.3 </text:span><text:span text:style-name="T5">Animations</text:span><text:span text:style-name="T4"> Record<text:tab/><text:tab/><text:tab/><text:tab/></text:span></text:p>
      <text:p text:style-name="P27"><text:span text:style-name="T4"><text:tab/><text:tab/><text:tab/><text:tab/>2.3.2.3.1<text:tab/></text:span><text:span text:style-name="T5">Idle</text:span><text:span text:style-name="T4"> Record<text:tab/><text:tab/><text:tab/></text:span></text:p>
      <text:p text:style-name="P27"><text:span text:style-name="T4"><text:tab/><text:tab/><text:tab/><text:tab/>2.3.2.3.2<text:tab/></text:span><text:span text:style-name="T5">Slow</text:span><text:span text:style-name="T4"> Record<text:tab/><text:tab/><text:tab/></text:span></text:p>
      <text:p text:style-name="P27"><text:span text:style-name="T4"><text:tab/><text:tab/><text:tab/><text:tab/>2.3.2.3.3<text:tab/></text:span><text:span text:style-name="T5">Walk</text:span><text:span text:style-name="T4"> Record<text:tab/><text:tab/><text:tab/></text:span></text:p>
      <text:p text:style-name="P27"><text:span text:style-name="T4"><text:tab/><text:tab/><text:tab/><text:tab/>2.3.2.3.4<text:tab/></text:span><text:span text:style-name="T5">Jog </text:span><text:span text:style-name="T4">Record<text:tab/><text:tab/><text:tab/></text:span></text:p>
      <text:p text:style-name="P27"><text:span text:style-name="T4"><text:tab/><text:tab/><text:tab/><text:tab/>2.3.2.3.5<text:tab/></text:span><text:span text:style-name="T5">Look</text:span><text:span text:style-name="T4"> Record<text:tab/><text:tab/><text:tab/></text:span></text:p>
      <text:p text:style-name="P27"><text:span text:style-name="T4"><text:tab/><text:tab/><text:tab/><text:tab/>2.3.2.3.6<text:tab/></text:span><text:span text:style-name="T5">Wave</text:span><text:span text:style-name="T4"> Record<text:tab/><text:tab/><text:tab/></text:span></text:p>
      <text:p text:style-name="P27"><text:span text:style-name="T4"><text:tab/><text:tab/>2.3.3<text:tab/></text:span><text:span text:style-name="T5">Pedestrian (instance)</text:span><text:span text:style-name="T4"> Record<text:tab/><text:tab/><text:tab/><text:tab/></text:span></text:p>
      <text:p text:style-name="P27"><text:span text:style-name="T4"><text:tab/><text:tab/><text:tab/>2.3.3.1<text:tab/></text:span><text:span text:style-name="T5">Geometry</text:span><text:span text:style-name="T4"> Record<text:tab/><text:tab/><text:tab/><text:tab/></text:span></text:p>
      <text:p text:style-name="P27"><text:span text:style-name="T4"><text:tab/><text:tab/><text:tab/>2.3.3.2<text:tab/></text:span><text:span text:style-name="T5">Start</text:span><text:span text:style-name="T4"> Record<text:tab/><text:tab/><text:tab/><text:tab/><text:tab/></text:span></text:p>
      <text:p text:style-name="P27"><text:span text:style-name="T4"><text:tab/><text:tab/><text:tab/>2.3.3.3 </text:span><text:span text:style-name="T5">Animations</text:span><text:span text:style-name="T4"> Record<text:tab/><text:tab/><text:tab/><text:tab/></text:span></text:p>
      <text:p text:style-name="P27"><text:span text:style-name="T4"><text:tab/><text:tab/><text:tab/><text:tab/>2.3.3.3.1<text:tab/></text:span><text:span text:style-name="T5">Idle</text:span><text:span text:style-name="T4"> Record<text:tab/><text:tab/><text:tab/></text:span></text:p>
      <text:p text:style-name="P27"><text:span text:style-name="T4"><text:tab/><text:tab/><text:tab/><text:tab/>2.3.3.3.2<text:tab/></text:span><text:span text:style-name="T5">Slow</text:span><text:span text:style-name="T4"> Record<text:tab/><text:tab/><text:tab/></text:span></text:p>
      <text:p text:style-name="P27"><text:span text:style-name="T4"><text:tab/><text:tab/><text:tab/><text:tab/>2.3.3.3.3<text:tab/></text:span><text:span text:style-name="T5">Walk</text:span><text:span text:style-name="T4"> Record<text:tab/><text:tab/><text:tab/></text:span></text:p>
      <text:p text:style-name="P27"><text:span text:style-name="T4"><text:tab/><text:tab/><text:tab/><text:tab/>2.3.3.3.4<text:tab/></text:span><text:span text:style-name="T5">Jog </text:span><text:span text:style-name="T4">Record<text:tab/><text:tab/><text:tab/></text:span></text:p>
      <text:p text:style-name="P27"><text:span text:style-name="T4"><text:tab/><text:tab/><text:tab/><text:tab/>2.3.3.3.5<text:tab/></text:span><text:span text:style-name="T5">Look</text:span><text:span text:style-name="T4"> Record<text:tab/><text:tab/><text:tab/></text:span></text:p>
      <text:p text:style-name="P27"><text:span text:style-name="T4"><text:tab/><text:tab/><text:tab/><text:tab/>2.3.3.3.6<text:tab/></text:span><text:span text:style-name="T5">Wave</text:span><text:span text:style-name="T4"> Record<text:tab/><text:tab/><text:tab/></text:span></text:p>
      <text:p text:style-name="P28"/>
      <text:p text:style-name="P28">3<text:tab/>Examples<text:tab/><text:tab/><text:tab/><text:tab/><text:tab/><text:tab/><text:tab/><text:tab/></text:p>
      <text:p text:style-name="P8">1<text:tab/><text:tab/>File</text:p>
      <text:p text:style-name="P20">1.1<text:tab/><text:tab/>Overview of Beads</text:p>
      <table:table table:name="BeadOverview" table:style-name="BeadOverview">
        <table:table-column table:style-name="BeadOverview.A"/>
        <table:table-column table:style-name="BeadOverview.B"/>
        <table:table-column table:style-name="BeadOverview.C"/>
        <table:table-column table:style-name="BeadOverview.D"/>
        <table:table-column table:style-name="BeadOverview.E"/>
        <table:table-header-rows>
          <table:table-row>
            <table:table-cell table:style-name="BeadOverview.A1" office:value-type="string">
              <text:p text:style-name="P19">bead name</text:p>
            </table:table-cell>
            <table:table-cell table:style-name="BeadOverview.A1" office:value-type="string">
              <text:p text:style-name="P19">level</text:p>
            </table:table-cell>
            <table:table-cell table:style-name="BeadOverview.A1" office:value-type="string">
              <text:p text:style-name="P19">optional</text:p>
            </table:table-cell>
            <table:table-cell table:style-name="BeadOverview.A1" office:value-type="string">
              <text:p text:style-name="P19">max. instances per parent</text:p>
            </table:table-cell>
            <table:table-cell table:style-name="BeadOverview.E1" office:value-type="string">
              <text:p text:style-name="P19">parent</text:p>
            </table:table-cell>
          </table:table-row>
        </table:table-header-rows>
        <table:table-row>
          <table:table-cell table:style-name="BeadOverview.A2" office:value-type="string">
            <text:p text:style-name="P12">OpenDRIVE</text:p>
          </table:table-cell>
          <table:table-cell table:style-name="BeadOverview.A2" office:value-type="string">
            <text:p text:style-name="P16">0</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text:p>
          </table:table-cell>
        </table:table-row>
        <table:table-row>
          <table:table-cell table:style-name="BeadOverview.A2" office:value-type="string">
            <text:p text:style-name="P12">|-road</text:p>
          </table:table-cell>
          <table:table-cell table:style-name="BeadOverview.A2" office:value-type="string">
            <text:p text:style-name="P16">1</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OpenDRIVE</text:p>
          </table:table-cell>
        </table:table-row>
        <table:table-row>
          <table:table-cell table:style-name="BeadOverview.A2" office:value-type="string">
            <text:p text:style-name="P12">| |-objects</text:p>
          </table:table-cell>
          <table:table-cell table:style-name="BeadOverview.A2" office:value-type="string">
            <text:p text:style-name="P16">2</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road</text:p>
          </table:table-cell>
        </table:table-row>
        <table:table-row>
          <table:table-cell table:style-name="BeadOverview.A2" office:value-type="string">
            <text:p text:style-name="P12">| | |-crosswalk</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objects</text:p>
          </table:table-cell>
        </table:table-row>
        <table:table-row>
          <table:table-cell table:style-name="BeadOverview.A2" office:value-type="string">
            <text:p text:style-name="P12">| | | |-validity</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crosswalk</text:p>
          </table:table-cell>
        </table:table-row>
        <table:table-row>
          <table:table-cell table:style-name="BeadOverview.A2" office:value-type="string">
            <text:p text:style-name="P12">|-pedFiddleyard</text:p>
          </table:table-cell>
          <table:table-cell table:style-name="BeadOverview.A2" office:value-type="string">
            <text:p text:style-name="P16">1</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OpenDRIVE</text:p>
          </table:table-cell>
        </table:table-row>
        <table:table-row>
          <table:table-cell table:style-name="BeadOverview.A2" office:value-type="string">
            <text:p text:style-name="P12">| |-source</text:p>
          </table:table-cell>
          <table:table-cell table:style-name="BeadOverview.A2" office:value-type="string">
            <text:p text:style-name="P16">2</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pedFiddleyard</text:p>
          </table:table-cell>
        </table:table-row>
        <table:table-row>
          <table:table-cell table:style-name="BeadOverview.A2" office:value-type="string">
            <text:p text:style-name="P12">| | |-ped</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source</text:p>
          </table:table-cell>
        </table:table-row>
        <table:table-row>
          <table:table-cell table:style-name="BeadOverview.A2" office:value-type="string">
            <text:p text:style-name="P12">| |-sink</text:p>
          </table:table-cell>
          <table:table-cell table:style-name="BeadOverview.A2" office:value-type="string">
            <text:p text:style-name="P16">2</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pedFiddleyard</text:p>
          </table:table-cell>
        </table:table-row>
        <table:table-row>
          <table:table-cell table:style-name="BeadOverview.A2" office:value-type="string">
            <text:p text:style-name="P12">|-pedestrians</text:p>
          </table:table-cell>
          <table:table-cell table:style-name="BeadOverview.A2" office:value-type="string">
            <text:p text:style-name="P16">1</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OpenDRIVE</text:p>
          </table:table-cell>
        </table:table-row>
        <table:table-row>
          <table:table-cell table:style-name="BeadOverview.A2" office:value-type="string">
            <text:p text:style-name="P12">| |-default</text:p>
          </table:table-cell>
          <table:table-cell table:style-name="BeadOverview.A2" office:value-type="string">
            <text:p text:style-name="P16">2</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pedestrians</text:p>
          </table:table-cell>
        </table:table-row>
        <table:table-row>
          <table:table-cell table:style-name="BeadOverview.A2" office:value-type="string">
            <text:p text:style-name="P12">| | |-geometry</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default</text:p>
          </table:table-cell>
        </table:table-row>
        <table:table-row>
          <table:table-cell table:style-name="BeadOverview.A2" office:value-type="string">
            <text:p text:style-name="P12">| | |-start</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default</text:p>
          </table:table-cell>
        </table:table-row>
        <table:table-row>
          <table:table-cell table:style-name="BeadOverview.A2" office:value-type="string">
            <text:p text:style-name="P12">| | |-animations</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default</text:p>
          </table:table-cell>
        </table:table-row>
        <table:table-row>
          <table:table-cell table:style-name="BeadOverview.A2" office:value-type="string">
            <text:p text:style-name="P12">| | | |-idle</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slow</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walk</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jog</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look</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wave</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template</text:p>
          </table:table-cell>
          <table:table-cell table:style-name="BeadOverview.A2" office:value-type="string">
            <text:p text:style-name="P16">2</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pedestrians</text:p>
          </table:table-cell>
        </table:table-row>
        <table:table-row>
          <table:table-cell table:style-name="BeadOverview.A2" office:value-type="string">
            <text:p text:style-name="P12">| | |-geometry</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template</text:p>
          </table:table-cell>
        </table:table-row>
        <table:table-row>
          <table:table-cell table:style-name="BeadOverview.A2" office:value-type="string">
            <text:p text:style-name="P12">| | |-start</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template</text:p>
          </table:table-cell>
        </table:table-row>
        <table:table-row>
          <table:table-cell table:style-name="BeadOverview.A2" office:value-type="string">
            <text:p text:style-name="P12">| | |-animations</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template</text:p>
          </table:table-cell>
        </table:table-row>
        <table:table-row>
          <table:table-cell table:style-name="BeadOverview.A2" office:value-type="string">
            <text:p text:style-name="P12">| | | |-idle</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slow</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walk</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jog</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look</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wave</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ped</text:p>
          </table:table-cell>
          <table:table-cell table:style-name="BeadOverview.A2" office:value-type="string">
            <text:p text:style-name="P16">2</text:p>
          </table:table-cell>
          <table:table-cell table:style-name="BeadOverview.A2" office:value-type="string">
            <text:p text:style-name="P17">+</text:p>
          </table:table-cell>
          <table:table-cell table:style-name="BeadOverview.A2" office:value-type="string">
            <text:p text:style-name="P16">unlimited</text:p>
          </table:table-cell>
          <table:table-cell table:style-name="BeadOverview.E2" office:value-type="string">
            <text:p text:style-name="P16">pedestrians</text:p>
          </table:table-cell>
        </table:table-row>
        <table:table-row>
          <table:table-cell table:style-name="BeadOverview.A2" office:value-type="string">
            <text:p text:style-name="P12">| | |-geometry</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ped</text:p>
          </table:table-cell>
        </table:table-row>
        <table:table-row>
          <table:table-cell table:style-name="BeadOverview.A2" office:value-type="string">
            <text:p text:style-name="P12">| | |-start</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ped</text:p>
          </table:table-cell>
        </table:table-row>
        <table:table-row>
          <table:table-cell table:style-name="BeadOverview.A2" office:value-type="string">
            <text:p text:style-name="P12">| | |-animations</text:p>
          </table:table-cell>
          <table:table-cell table:style-name="BeadOverview.A2" office:value-type="string">
            <text:p text:style-name="P16">3</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ped</text:p>
          </table:table-cell>
        </table:table-row>
        <table:table-row>
          <table:table-cell table:style-name="BeadOverview.A2" office:value-type="string">
            <text:p text:style-name="P12">| | | |-idle</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slow</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walk</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jog</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look</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row>
          <table:table-cell table:style-name="BeadOverview.A2" office:value-type="string">
            <text:p text:style-name="P12">| | | |-wave</text:p>
          </table:table-cell>
          <table:table-cell table:style-name="BeadOverview.A2" office:value-type="string">
            <text:p text:style-name="P16">4</text:p>
          </table:table-cell>
          <table:table-cell table:style-name="BeadOverview.A2" office:value-type="string">
            <text:p text:style-name="P17">+</text:p>
          </table:table-cell>
          <table:table-cell table:style-name="BeadOverview.A2" office:value-type="string">
            <text:p text:style-name="P16">1</text:p>
          </table:table-cell>
          <table:table-cell table:style-name="BeadOverview.E2" office:value-type="string">
            <text:p text:style-name="P16">animations</text:p>
          </table:table-cell>
        </table:table-row>
      </table:table>
      <text:p text:style-name="P5"/>
      <text:p text:style-name="P7">2<text:tab/><text:tab/>File Entries</text:p>
      <text:p text:style-name="P3"><text:span text:style-name="T4">2.1<text:tab/><text:tab/></text:span>Crosswalk <text:span text:style-name="T4">Record</text:span></text:p>
      <text:p text:style-name="P2">The <text:span text:style-name="T5">crosswalk</text:span> record describes a pedestrian crosswalk, which pedestrians use to cross the road and vehicles stop at if pedestrians are crossing. It is applied to the entire cross section of the road within the given range, unless a lane validity record with further restrictions is provided as a child record.</text:p>
      <text:list xml:id="list1343808191" text:style-name="L1">
        <text:list-item>
          <text:p text:style-name="P35">Delimiters: <text:tab/><text:tab/><text:span text:style-name="T1">&lt;crosswalk.../&gt;</text:span></text:p>
        </text:list-item>
        <text:list-item>
          <text:p text:style-name="P35">Parent: <text:tab/><text:tab/><text:span text:style-name="T1">&lt;objects&gt;</text:span></text:p>
        </text:list-item>
        <text:list-item>
          <text:p text:style-name="P35">Maximum Instances: <text:tab/><text:span text:style-name="T1">unlimited</text:span></text:p>
        </text:list-item>
        <text:list-item>
          <text:p text:style-name="P35">Optional: <text:tab/><text:tab/><text:span text:style-name="T1">yes</text:span></text:p>
        </text:list-item>
        <text:list-item>
          <text:p text:style-name="P40">Arguments:</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8">name</text:p>
            </table:table-cell>
            <table:table-cell table:style-name="Table2.A1" office:value-type="string">
              <text:p text:style-name="P18">type</text:p>
            </table:table-cell>
            <table:table-cell table:style-name="Table2.A1" office:value-type="string">
              <text:p text:style-name="P18">optional</text:p>
            </table:table-cell>
            <table:table-cell table:style-name="Table2.D1" office:value-type="string">
              <text:p text:style-name="P18">description</text:p>
            </table:table-cell>
          </table:table-row>
        </table:table-header-rows>
        <table:table-row>
          <table:table-cell table:style-name="Table2.A2" office:value-type="string">
            <text:p text:style-name="P13">id</text:p>
          </table:table-cell>
          <table:table-cell table:style-name="Table2.A2" office:value-type="string">
            <text:p text:style-name="P14">string</text:p>
          </table:table-cell>
          <table:table-cell table:style-name="Table2.A2" office:value-type="string">
            <text:p text:style-name="P15">-</text:p>
          </table:table-cell>
          <table:table-cell table:style-name="Table2.D2" office:value-type="string">
            <text:p text:style-name="P14">unique ID within database</text:p>
          </table:table-cell>
        </table:table-row>
        <table:table-row>
          <table:table-cell table:style-name="Table2.A2" office:value-type="string">
            <text:p text:style-name="P13">name</text:p>
          </table:table-cell>
          <table:table-cell table:style-name="Table2.A2" office:value-type="string">
            <text:p text:style-name="P14">string </text:p>
          </table:table-cell>
          <table:table-cell table:style-name="Table2.A2" office:value-type="string">
            <text:p text:style-name="P15">-</text:p>
          </table:table-cell>
          <table:table-cell table:style-name="Table2.D2" office:value-type="string">
            <text:p text:style-name="P14">name of the crosswalk</text:p>
          </table:table-cell>
        </table:table-row>
        <table:table-row>
          <table:table-cell table:style-name="Table2.A2" office:value-type="string">
            <text:p text:style-name="P13">s</text:p>
          </table:table-cell>
          <table:table-cell table:style-name="Table2.A2" office:value-type="string">
            <text:p text:style-name="P14">double</text:p>
          </table:table-cell>
          <table:table-cell table:style-name="Table2.A2" office:value-type="string">
            <text:p text:style-name="P15">-</text:p>
          </table:table-cell>
          <table:table-cell table:style-name="Table2.D2" office:value-type="string">
            <text:p text:style-name="P14">track position (s coordinate)</text:p>
          </table:table-cell>
        </table:table-row>
        <table:table-row>
          <table:table-cell table:style-name="Table2.A2" office:value-type="string">
            <text:p text:style-name="P13">length</text:p>
          </table:table-cell>
          <table:table-cell table:style-name="Table2.A2" office:value-type="string">
            <text:p text:style-name="P14">double</text:p>
          </table:table-cell>
          <table:table-cell table:style-name="Table2.A2" office:value-type="string">
            <text:p text:style-name="P15">-</text:p>
          </table:table-cell>
          <table:table-cell table:style-name="Table2.D2" office:value-type="string">
            <text:p text:style-name="P14">length of the crosswalk in [m] in the s-direction</text:p>
          </table:table-cell>
        </table:table-row>
        <table:table-row>
          <table:table-cell table:style-name="Table2.A2" office:value-type="string">
            <text:p text:style-name="P13">crossProb</text:p>
          </table:table-cell>
          <table:table-cell table:style-name="Table2.A2" office:value-type="string">
            <text:p text:style-name="P14">double</text:p>
          </table:table-cell>
          <table:table-cell table:style-name="Table2.A2" office:value-type="string">
            <text:p text:style-name="P15">+</text:p>
          </table:table-cell>
          <table:table-cell table:style-name="Table2.D2" office:value-type="string">
            <text:p text:style-name="P14">probability of pedestrians to take this crosswalk; 1.0 means it will always be taken; default is 0.5, a 50/50 chance of being taken</text:p>
          </table:table-cell>
        </table:table-row>
        <table:table-row>
          <table:table-cell table:style-name="Table2.A2" office:value-type="string">
            <text:p text:style-name="P13">resetTime</text:p>
          </table:table-cell>
          <table:table-cell table:style-name="Table2.A2" office:value-type="string">
            <text:p text:style-name="P14">double</text:p>
          </table:table-cell>
          <table:table-cell table:style-name="Table2.A2" office:value-type="string">
            <text:p text:style-name="P15">+</text:p>
          </table:table-cell>
          <table:table-cell table:style-name="Table2.D2" office:value-type="string">
            <text:p text:style-name="P14">time in [s] crosswalk can be inactive (no entries/exits) before a reset is allowed; this is to prevent deadlocks between vehicles and pedestrians; default is 20</text:p>
          </table:table-cell>
        </table:table-row>
        <table:table-row>
          <table:table-cell table:style-name="Table2.A2" office:value-type="string">
            <text:p text:style-name="P13">type</text:p>
          </table:table-cell>
          <table:table-cell table:style-name="Table2.A2" office:value-type="string">
            <text:p text:style-name="P14">string</text:p>
          </table:table-cell>
          <table:table-cell table:style-name="Table2.A2" office:value-type="string">
            <text:p text:style-name="P15">+</text:p>
          </table:table-cell>
          <table:table-cell table:style-name="Table2.D2" office:value-type="string">
            <text:p text:style-name="P14">type of the crosswalk; default is 'crosswalk'</text:p>
          </table:table-cell>
        </table:table-row>
        <table:table-row>
          <table:table-cell table:style-name="Table2.A2" office:value-type="string">
            <text:p text:style-name="P13">debugLvl</text:p>
          </table:table-cell>
          <table:table-cell table:style-name="Table2.A2" office:value-type="string">
            <text:p text:style-name="P14">int</text:p>
          </table:table-cell>
          <table:table-cell table:style-name="Table2.A2" office:value-type="string">
            <text:p text:style-name="P15">+</text:p>
          </table:table-cell>
          <table:table-cell table:style-name="Table2.D2" office:value-type="string">
            <text:p text:style-name="P14">controls the type/quantity of status messages that are output</text:p>
            <text:p text:style-name="P14">0 (default): errors only</text:p>
            <text:p text:style-name="P14">1: successful entry/exit/wait event, crosswalk reset</text:p>
            <text:p text:style-name="P14">2: activity updates and reset checks</text:p>
            <text:p text:style-name="P14">3: vehicle/pedestrian polling upon denial of entry</text:p>
          </table:table-cell>
        </table:table-row>
      </table:table>
      <text:p text:style-name="P9"/>
      <text:list xml:id="list805964482" text:style-name="L2">
        <text:list-item>
          <text:p text:style-name="P36">Example:</text:p>
        </text:list-item>
      </text:list>
      <text:p text:style-name="P21">&lt;OpenDRIVE&gt;</text:p>
      <text:p text:style-name="P21"><text:s text:c="2"/>...</text:p>
      <text:p text:style-name="P21"><text:s text:c="2"/>&lt;road...&gt;</text:p>
      <text:p text:style-name="P21"><text:s text:c="4"/>...</text:p>
      <text:p text:style-name="P21"><text:s text:c="4"/>&lt;objects&gt;</text:p>
      <text:p text:style-name="P21"><text:s text:c="6"/>...</text:p>
      <text:p text:style-name="P21"><text:s text:c="8"/>&lt;crosswalk id name s length crossProb resetTime type debugLvl&gt;</text:p>
      <text:p text:style-name="P21"><text:s text:c="10"/>&lt;validity fromLane toLane/&gt;</text:p>
      <text:p text:style-name="P21"><text:s text:c="8"/>&lt;/crosswalk&gt;</text:p>
      <text:p text:style-name="P21"><text:s text:c="6"/>...</text:p>
      <text:p text:style-name="P21"><text:s text:c="4"/>&lt;/objects&gt;</text:p>
      <text:p text:style-name="P21"><text:s text:c="4"/>...</text:p>
      <text:p text:style-name="P21"><text:s text:c="2"/>&lt;/road&gt;</text:p>
      <text:p text:style-name="P21"><text:s text:c="2"/>...</text:p>
      <text:p text:style-name="P21"><text:soft-page-break/>&lt;/OpenDRIVE&gt;</text:p>
      <text:p text:style-name="P2"/>
      <text:p text:style-name="P2">2.1.1<text:tab/><text:tab/><text:span text:style-name="T5">Lane Validity</text:span><text:span text:style-name="T4"> Record</text:span></text:p>
      <text:p text:style-name="P4">By default, the crosswalk is valid for all lanes pointing in its direction. This default validity may be replaced with explicit validity information as an optional child record. For single-lane-validity, provide identical values for fromLane and toLane.</text:p>
      <text:list xml:id="list1277263328" text:continue-list="list1343808191" text:style-name="L1">
        <text:list-item>
          <text:p text:style-name="P35">Delimiters: <text:tab/><text:tab/><text:span text:style-name="T1">&lt;validity.../&gt;</text:span></text:p>
        </text:list-item>
        <text:list-item>
          <text:p text:style-name="P35">Parent: <text:tab/><text:tab/><text:span text:style-name="T1">&lt;crosswalk&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8">name</text:p>
            </table:table-cell>
            <table:table-cell table:style-name="Table7.A1" office:value-type="string">
              <text:p text:style-name="P18">type</text:p>
            </table:table-cell>
            <table:table-cell table:style-name="Table7.A1" office:value-type="string">
              <text:p text:style-name="P18">optional</text:p>
            </table:table-cell>
            <table:table-cell table:style-name="Table7.D1" office:value-type="string">
              <text:p text:style-name="P18">description</text:p>
            </table:table-cell>
          </table:table-row>
        </table:table-header-rows>
        <table:table-row>
          <table:table-cell table:style-name="Table7.A2" office:value-type="string">
            <text:p text:style-name="P13">fromLane</text:p>
          </table:table-cell>
          <table:table-cell table:style-name="Table7.A2" office:value-type="string">
            <text:p text:style-name="P14">int</text:p>
          </table:table-cell>
          <table:table-cell table:style-name="Table7.A2" office:value-type="string">
            <text:p text:style-name="P15">-</text:p>
          </table:table-cell>
          <table:table-cell table:style-name="Table7.D2" office:value-type="string">
            <text:p text:style-name="P14">minimum ID of the lanes for which the crosswalk is valid</text:p>
          </table:table-cell>
        </table:table-row>
        <table:table-row>
          <table:table-cell table:style-name="Table7.A2" office:value-type="string">
            <text:p text:style-name="P13">toLane</text:p>
          </table:table-cell>
          <table:table-cell table:style-name="Table7.A2" office:value-type="string">
            <text:p text:style-name="P14">int </text:p>
          </table:table-cell>
          <table:table-cell table:style-name="Table7.A2" office:value-type="string">
            <text:p text:style-name="P15">-</text:p>
          </table:table-cell>
          <table:table-cell table:style-name="Table7.D2" office:value-type="string">
            <text:p text:style-name="P14">maximum ID of the lanes for which the crosswalk is valid</text:p>
          </table:table-cell>
        </table:table-row>
      </table:table>
      <text:p text:style-name="P10"/>
      <text:p text:style-name="P4"/>
      <text:p text:style-name="P3"><text:span text:style-name="T4">2.2<text:tab/><text:tab/></text:span>Pedestrian Fiddleyards (sources, sinks) <text:span text:style-name="T4">Record</text:span></text:p>
      <text:p text:style-name="P4">The <text:span text:style-name="T5">pedFiddleyard</text:span> record allows pedestrian sources and sinks to be defined along a given road as child records of the fiddleyard.</text:p>
      <text:list xml:id="list258049120" text:continue-numbering="true" text:style-name="L1">
        <text:list-item>
          <text:p text:style-name="P35">Delimiters: <text:tab/><text:tab/><text:span text:style-name="T1">&lt;pedFiddleyard&gt;...&lt;/pedFiddleyard&gt;</text:span></text:p>
        </text:list-item>
        <text:list-item>
          <text:p text:style-name="P35">Parent: <text:tab/><text:tab/><text:span text:style-name="T1">&lt;OpenDRIVE&gt;</text:span></text:p>
        </text:list-item>
        <text:list-item>
          <text:p text:style-name="P35">Maximum Instances: <text:tab/><text:span text:style-name="T1">unlimited</text:span></text:p>
        </text:list-item>
        <text:list-item>
          <text:p text:style-name="P35">Optional: <text:tab/><text:tab/><text:span text:style-name="T1">yes</text:span></text:p>
        </text:list-item>
        <text:list-item>
          <text:p text:style-name="P40">Argument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8">name</text:p>
            </table:table-cell>
            <table:table-cell table:style-name="Table1.A1" office:value-type="string">
              <text:p text:style-name="P18">type</text:p>
            </table:table-cell>
            <table:table-cell table:style-name="Table1.A1" office:value-type="string">
              <text:p text:style-name="P18">optional</text:p>
            </table:table-cell>
            <table:table-cell table:style-name="Table1.D1" office:value-type="string">
              <text:p text:style-name="P18">description</text:p>
            </table:table-cell>
          </table:table-row>
        </table:table-header-rows>
        <table:table-row>
          <table:table-cell table:style-name="Table1.A2" office:value-type="string">
            <text:p text:style-name="P13">id</text:p>
          </table:table-cell>
          <table:table-cell table:style-name="Table1.A2" office:value-type="string">
            <text:p text:style-name="P14">string</text:p>
          </table:table-cell>
          <table:table-cell table:style-name="Table1.A2" office:value-type="string">
            <text:p text:style-name="P15">-</text:p>
          </table:table-cell>
          <table:table-cell table:style-name="Table1.D2" office:value-type="string">
            <text:p text:style-name="P14">Unique ID within database</text:p>
          </table:table-cell>
        </table:table-row>
        <table:table-row>
          <table:table-cell table:style-name="Table1.A2" office:value-type="string">
            <text:p text:style-name="P13">name</text:p>
          </table:table-cell>
          <table:table-cell table:style-name="Table1.A2" office:value-type="string">
            <text:p text:style-name="P14">string </text:p>
          </table:table-cell>
          <table:table-cell table:style-name="Table1.A2" office:value-type="string">
            <text:p text:style-name="P15">-</text:p>
          </table:table-cell>
          <table:table-cell table:style-name="Table1.D2" office:value-type="string">
            <text:p text:style-name="P14">Name of the pedestrian fiddleyard</text:p>
          </table:table-cell>
        </table:table-row>
        <table:table-row>
          <table:table-cell table:style-name="Table1.A2" office:value-type="string">
            <text:p text:style-name="P13">roadId</text:p>
          </table:table-cell>
          <table:table-cell table:style-name="Table1.A2" office:value-type="string">
            <text:p text:style-name="P14">string</text:p>
          </table:table-cell>
          <table:table-cell table:style-name="Table1.A2" office:value-type="string">
            <text:p text:style-name="P15">-</text:p>
          </table:table-cell>
          <table:table-cell table:style-name="Table1.D2" office:value-type="string">
            <text:p text:style-name="P14">ID of the road to which this fiddleyard's sources/sinks will be applied</text:p>
          </table:table-cell>
        </table:table-row>
      </table:table>
      <text:p text:style-name="P9"/>
      <text:list xml:id="list1522175881" text:style-name="L3">
        <text:list-item>
          <text:p text:style-name="P38">Example:</text:p>
        </text:list-item>
      </text:list>
      <text:p text:style-name="P22">&lt;OpenDRIVE&gt;</text:p>
      <text:p text:style-name="P22"><text:s text:c="2"/>... </text:p>
      <text:p text:style-name="P22"><text:s text:c="2"/>&lt;pedFiddleyard id name roadId&gt;</text:p>
      <text:p text:style-name="P22"><text:s text:c="4"/>&lt;source id startTime repeatTime timeDeviance lane direction sOffset vOffset velocity velocityDeviance acceleration accelerationDeviance&gt;</text:p>
      <text:p text:style-name="P22"><text:s text:c="6"/>&lt;ped templateId numerator/&gt;</text:p>
      <text:p text:style-name="P22"><text:s text:c="4"/>&lt;/source&gt;</text:p>
      <text:p text:style-name="P22"><text:s text:c="4"/>&lt;sink id sinkProb lane direction sOffset vOffset/&gt;</text:p>
      <text:p text:style-name="P22"><text:s text:c="2"/>&lt;/pedFiddleyard&gt;</text:p>
      <text:p text:style-name="P22"><text:soft-page-break/><text:s text:c="2"/>...</text:p>
      <text:p text:style-name="P22">&lt;/OpenDRIVE&gt;</text:p>
      <text:p text:style-name="P2"/>
      <text:p text:style-name="P2">2.2.1<text:tab/><text:tab/><text:span text:style-name="T5">Pedestrian Source</text:span> Record</text:p>
      <text:p text:style-name="P2">The <text:span text:style-name="T5">source</text:span><text:span text:style-name="T4"> record of a pedestrian fiddleyard allows a location and parameters to be defined according to which pedestrians will spawn.</text:span></text:p>
      <text:p text:style-name="P2"><text:span text:style-name="T4">For most natural spawning, a </text:span><text:span text:style-name="T5">vOffset</text:span><text:span text:style-name="T4"> can be set to allow the pedestrian to appear behind an obscuring geometry and walk through it as he approaches the sidewalk lane (see "city" example in Section 3).</text:span></text:p>
      <text:list xml:id="list2172051131" text:continue-list="list258049120" text:style-name="L1">
        <text:list-item>
          <text:p text:style-name="P35">Delimiters: <text:tab/><text:tab/><text:span text:style-name="T1">&lt;source&gt;...&lt;/source&gt;</text:span></text:p>
        </text:list-item>
        <text:list-item>
          <text:p text:style-name="P35">Parent: <text:tab/><text:tab/><text:span text:style-name="T1">&lt;pedFiddleyard&gt;</text:span></text:p>
        </text:list-item>
        <text:list-item>
          <text:p text:style-name="P35">Maximum Instances: <text:tab/><text:span text:style-name="T1">unlimited</text:span></text:p>
        </text:list-item>
        <text:list-item>
          <text:p text:style-name="P35">Optional: <text:tab/><text:tab/><text:span text:style-name="T1">yes</text:span></text:p>
        </text:list-item>
        <text:list-item>
          <text:p text:style-name="P40">Arguments:</text:p>
        </text:list-item>
      </text:list>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8">name</text:p>
            </table:table-cell>
            <table:table-cell table:style-name="Table3.A1" office:value-type="string">
              <text:p text:style-name="P18">type</text:p>
            </table:table-cell>
            <table:table-cell table:style-name="Table3.A1" office:value-type="string">
              <text:p text:style-name="P18">optional</text:p>
            </table:table-cell>
            <table:table-cell table:style-name="Table3.D1" office:value-type="string">
              <text:p text:style-name="P18">description</text:p>
            </table:table-cell>
          </table:table-row>
        </table:table-header-rows>
        <table:table-row>
          <table:table-cell table:style-name="Table3.A2" office:value-type="string">
            <text:p text:style-name="P13">id</text:p>
          </table:table-cell>
          <table:table-cell table:style-name="Table3.A2" office:value-type="string">
            <text:p text:style-name="P14">string</text:p>
          </table:table-cell>
          <table:table-cell table:style-name="Table3.A2" office:value-type="string">
            <text:p text:style-name="P15">-</text:p>
          </table:table-cell>
          <table:table-cell table:style-name="Table3.D2" office:value-type="string">
            <text:p text:style-name="P14">unique ID within database</text:p>
          </table:table-cell>
        </table:table-row>
        <table:table-row>
          <table:table-cell table:style-name="Table3.A2" office:value-type="string">
            <text:p text:style-name="P13">startTime</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time in [s] at which first pedestrian will spawn; default is 0</text:p>
          </table:table-cell>
        </table:table-row>
        <table:table-row>
          <table:table-cell table:style-name="Table3.A2" office:value-type="string">
            <text:p text:style-name="P13">repeatTime</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time between each subsequent spawn; default is 60</text:p>
          </table:table-cell>
        </table:table-row>
        <table:table-row>
          <table:table-cell table:style-name="Table3.A2" office:value-type="string">
            <text:p text:style-name="P13">timeDeviance</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deviance of the repeat interval in [s]; default is 0 (use exact repeatTime)</text:p>
          </table:table-cell>
        </table:table-row>
        <table:table-row>
          <table:table-cell table:style-name="Table3.A2" office:value-type="string">
            <text:p text:style-name="P13">lane</text:p>
          </table:table-cell>
          <table:table-cell table:style-name="Table3.A2" office:value-type="string">
            <text:p text:style-name="P14">int</text:p>
          </table:table-cell>
          <table:table-cell table:style-name="Table3.A2" office:value-type="string">
            <text:p text:style-name="P15">-</text:p>
          </table:table-cell>
          <table:table-cell table:style-name="Table3.D2" office:value-type="string">
            <text:p text:style-name="P14">ID of the sidewalk lane on which the pedestrians will begin (must be of type 'SIDEWALK')</text:p>
          </table:table-cell>
        </table:table-row>
        <table:table-row>
          <table:table-cell table:style-name="Table3.A2" office:value-type="string">
            <text:p text:style-name="P13">direction</text:p>
          </table:table-cell>
          <table:table-cell table:style-name="Table3.A2" office:value-type="string">
            <text:p text:style-name="P14">int</text:p>
          </table:table-cell>
          <table:table-cell table:style-name="Table3.A2" office:value-type="string">
            <text:p text:style-name="P15">+</text:p>
          </table:table-cell>
          <table:table-cell table:style-name="Table3.D2" office:value-type="string">
            <text:p text:style-name="P14">direction pedestrians will initially walk; 1= positive s-direction, -1= negative s-direction; default is 0 (randomly choose between -1 and 1)</text:p>
          </table:table-cell>
        </table:table-row>
        <table:table-row>
          <table:table-cell table:style-name="Table3.A2" office:value-type="string">
            <text:p text:style-name="P13">sOffset</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position in [m] on road where pedestrians will start; default is 0 (beginning of the road)</text:p>
          </table:table-cell>
        </table:table-row>
        <table:table-row>
          <table:table-cell table:style-name="Table3.A2" office:value-type="string">
            <text:p text:style-name="P13">vOffset</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number of meters outside of the sidewalk the pedestrians will spawn; default is 0 (start at center of lane)</text:p>
          </table:table-cell>
        </table:table-row>
        <table:table-row>
          <table:table-cell table:style-name="Table3.A2" office:value-type="string">
            <text:p text:style-name="P13">velocity</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base velocity of newly spawned pedestrians in [m/s]</text:p>
          </table:table-cell>
        </table:table-row>
        <table:table-row>
          <table:table-cell table:style-name="Table3.A2" office:value-type="string">
            <text:p text:style-name="P13">velocityDeviance</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maximum deviance of the velocity in [m/s]; default is 0 (velocity will always equal the specified value)</text:p>
          </table:table-cell>
        </table:table-row>
        <table:table-row>
          <table:table-cell table:style-name="Table3.A2" office:value-type="string">
            <text:p text:style-name="P13">acceleration</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base acceleration in [m/s^2]; default is half of the given velocity</text:p>
          </table:table-cell>
        </table:table-row>
        <table:table-row>
          <table:table-cell table:style-name="Table3.A2" office:value-type="string">
            <text:p text:style-name="P13">accelerationDeviance</text:p>
          </table:table-cell>
          <table:table-cell table:style-name="Table3.A2" office:value-type="string">
            <text:p text:style-name="P14">double</text:p>
          </table:table-cell>
          <table:table-cell table:style-name="Table3.A2" office:value-type="string">
            <text:p text:style-name="P15">+</text:p>
          </table:table-cell>
          <table:table-cell table:style-name="Table3.D2" office:value-type="string">
            <text:p text:style-name="P14">maximum deviance of the acceleration in [m/s^2]; default is 0 (acceleration will always equal the specified/default value)</text:p>
          </table:table-cell>
        </table:table-row>
      </table:table>
      <text:p text:style-name="P10"/>
      <text:p text:style-name="P2"><text:soft-page-break/></text:p>
      <text:p text:style-name="P2">2.2.1.1<text:tab/><text:tab/><text:span text:style-name="T5">Pedestrian (spawned from source)</text:span><text:span text:style-name="T4"> Record</text:span></text:p>
      <text:p text:style-name="P2"><text:span text:style-name="T4">The </text:span><text:span text:style-name="T5">pedestrian</text:span><text:span text:style-name="T4"> record of a pedestrian fiddleyard source allows template settings and spawn likelihoods to be defined, affecting those pedestrians that spawn from this source.</text:span></text:p>
      <text:list xml:id="list1245856367" text:continue-numbering="true" text:style-name="L1">
        <text:list-item>
          <text:p text:style-name="P35">Delimiters: <text:tab/><text:tab/><text:span text:style-name="T1">&lt;ped.../&gt;</text:span></text:p>
        </text:list-item>
        <text:list-item>
          <text:p text:style-name="P35">Parent: <text:tab/><text:tab/><text:span text:style-name="T1">&lt;source&gt;</text:span></text:p>
        </text:list-item>
        <text:list-item>
          <text:p text:style-name="P35">Maximum Instances: <text:tab/><text:span text:style-name="T1">unlimited</text:span></text:p>
        </text:list-item>
        <text:list-item>
          <text:p text:style-name="P35">Optional: <text:tab/><text:tab/><text:span text:style-name="T1">yes</text:span></text:p>
        </text:list-item>
        <text:list-item>
          <text:p text:style-name="P40">Arguments:</text:p>
        </text:list-item>
      </text:list>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8">name</text:p>
            </table:table-cell>
            <table:table-cell table:style-name="Table4.A1" office:value-type="string">
              <text:p text:style-name="P18">type</text:p>
            </table:table-cell>
            <table:table-cell table:style-name="Table4.A1" office:value-type="string">
              <text:p text:style-name="P18">optional</text:p>
            </table:table-cell>
            <table:table-cell table:style-name="Table4.D1" office:value-type="string">
              <text:p text:style-name="P18">description</text:p>
            </table:table-cell>
          </table:table-row>
        </table:table-header-rows>
        <table:table-row>
          <table:table-cell table:style-name="Table4.A2" office:value-type="string">
            <text:p text:style-name="P13">templateId</text:p>
          </table:table-cell>
          <table:table-cell table:style-name="Table4.A2" office:value-type="string">
            <text:p text:style-name="P14">string</text:p>
          </table:table-cell>
          <table:table-cell table:style-name="Table4.A2" office:value-type="string">
            <text:p text:style-name="P15">+</text:p>
          </table:table-cell>
          <table:table-cell table:style-name="Table4.D2" office:value-type="string">
            <text:p text:style-name="P14">ID of the template whose settings shall be applied; default is none</text:p>
          </table:table-cell>
        </table:table-row>
        <table:table-row>
          <table:table-cell table:style-name="Table4.A2" office:value-type="string">
            <text:p text:style-name="P13">numerator</text:p>
          </table:table-cell>
          <table:table-cell table:style-name="Table4.A2" office:value-type="string">
            <text:p text:style-name="P14">int</text:p>
          </table:table-cell>
          <table:table-cell table:style-name="Table4.A2" office:value-type="string">
            <text:p text:style-name="P15">+</text:p>
          </table:table-cell>
          <table:table-cell table:style-name="Table4.D2" office:value-type="string">
            <text:p text:style-name="P14">when divided by the total value of numerators of this source's pedestrians, yields the probability of spawning this pedestrian; default is 1</text:p>
          </table:table-cell>
        </table:table-row>
      </table:table>
      <text:p text:style-name="P10"/>
      <text:p text:style-name="P4"/>
      <text:p text:style-name="P2">2.2.2<text:tab/><text:tab/><text:span text:style-name="T5">Pedestrian Sink</text:span><text:span text:style-name="T4"> Record</text:span></text:p>
      <text:p text:style-name="P2">The <text:span text:style-name="T5">sink</text:span><text:span text:style-name="T4"> record of a pedestrian fiddleyard allows a location and parameters to be defined according to which pedestrians will be removed from a road.</text:span></text:p>
      <text:list xml:id="list2179044215" text:continue-numbering="true" text:style-name="L1">
        <text:list-item>
          <text:p text:style-name="P35">Delimiters: <text:tab/><text:tab/><text:span text:style-name="T1">&lt;sink.../&gt;</text:span></text:p>
        </text:list-item>
        <text:list-item>
          <text:p text:style-name="P35">Parent: <text:tab/><text:tab/><text:span text:style-name="T1">&lt;pedFiddleyard&gt;</text:span></text:p>
        </text:list-item>
        <text:list-item>
          <text:p text:style-name="P35">Maximum Instances: <text:tab/><text:span text:style-name="T1">unlimited</text:span></text:p>
        </text:list-item>
        <text:list-item>
          <text:p text:style-name="P35">Optional: <text:tab/><text:tab/><text:span text:style-name="T1">yes</text:span></text:p>
        </text:list-item>
        <text:list-item>
          <text:p text:style-name="P40">Arguments:</text:p>
        </text:list-item>
      </text:list>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office:value-type="string">
              <text:p text:style-name="P18">name</text:p>
            </table:table-cell>
            <table:table-cell table:style-name="Table5.A1" office:value-type="string">
              <text:p text:style-name="P18">type</text:p>
            </table:table-cell>
            <table:table-cell table:style-name="Table5.A1" office:value-type="string">
              <text:p text:style-name="P18">optional</text:p>
            </table:table-cell>
            <table:table-cell table:style-name="Table5.D1" office:value-type="string">
              <text:p text:style-name="P18">description</text:p>
            </table:table-cell>
          </table:table-row>
        </table:table-header-rows>
        <table:table-row>
          <table:table-cell table:style-name="Table5.A2" office:value-type="string">
            <text:p text:style-name="P13">id</text:p>
          </table:table-cell>
          <table:table-cell table:style-name="Table5.A2" office:value-type="string">
            <text:p text:style-name="P14">string</text:p>
          </table:table-cell>
          <table:table-cell table:style-name="Table5.A2" office:value-type="string">
            <text:p text:style-name="P15">-</text:p>
          </table:table-cell>
          <table:table-cell table:style-name="Table5.D2" office:value-type="string">
            <text:p text:style-name="P14">unique ID within database</text:p>
          </table:table-cell>
        </table:table-row>
        <table:table-row>
          <table:table-cell table:style-name="Table5.A2" office:value-type="string">
            <text:p text:style-name="P13">sinkProb</text:p>
          </table:table-cell>
          <table:table-cell table:style-name="Table5.A2" office:value-type="string">
            <text:p text:style-name="P14">double</text:p>
          </table:table-cell>
          <table:table-cell table:style-name="Table5.A2" office:value-type="string">
            <text:p text:style-name="P15">+</text:p>
          </table:table-cell>
          <table:table-cell table:style-name="Table5.D2" office:value-type="string">
            <text:p text:style-name="P14">probability of a pedestrian being removed in this sink; default is 1 (always remove pedestrians)</text:p>
          </table:table-cell>
        </table:table-row>
        <table:table-row>
          <table:table-cell table:style-name="Table5.A2" office:value-type="string">
            <text:p text:style-name="P13">lane</text:p>
          </table:table-cell>
          <table:table-cell table:style-name="Table5.A2" office:value-type="string">
            <text:p text:style-name="P14">int</text:p>
          </table:table-cell>
          <table:table-cell table:style-name="Table5.A2" office:value-type="string">
            <text:p text:style-name="P15">-</text:p>
          </table:table-cell>
          <table:table-cell table:style-name="Table5.D2" office:value-type="string">
            <text:p text:style-name="P14">ID of the sidewalk from which the pedestrians will disappear</text:p>
          </table:table-cell>
        </table:table-row>
        <table:table-row>
          <table:table-cell table:style-name="Table5.A2" office:value-type="string">
            <text:p text:style-name="P13">direction</text:p>
          </table:table-cell>
          <table:table-cell table:style-name="Table5.A2" office:value-type="string">
            <text:p text:style-name="P14">int</text:p>
          </table:table-cell>
          <table:table-cell table:style-name="Table5.A2" office:value-type="string">
            <text:p text:style-name="P15">+</text:p>
          </table:table-cell>
          <table:table-cell table:style-name="Table5.D2" office:value-type="string">
            <text:p text:style-name="P14">walking direction in which disappearance will apply; default is 0, which applies to both directions</text:p>
          </table:table-cell>
        </table:table-row>
        <table:table-row>
          <table:table-cell table:style-name="Table5.A2" office:value-type="string">
            <text:p text:style-name="P13">sOffset</text:p>
          </table:table-cell>
          <table:table-cell table:style-name="Table5.A2" office:value-type="string">
            <text:p text:style-name="P14">double</text:p>
          </table:table-cell>
          <table:table-cell table:style-name="Table5.A2" office:value-type="string">
            <text:p text:style-name="P15">+</text:p>
          </table:table-cell>
          <table:table-cell table:style-name="Table5.D2" office:value-type="string">
            <text:p text:style-name="P14">position in [m] on road where pedestrians will disappear from; default is 0 (beginning of road)</text:p>
          </table:table-cell>
        </table:table-row>
        <table:table-row>
          <table:table-cell table:style-name="Table5.A2" office:value-type="string">
            <text:p text:style-name="P13">vOffset</text:p>
          </table:table-cell>
          <table:table-cell table:style-name="Table5.A2" office:value-type="string">
            <text:p text:style-name="P14">double</text:p>
          </table:table-cell>
          <table:table-cell table:style-name="Table5.A2" office:value-type="string">
            <text:p text:style-name="P15">+</text:p>
          </table:table-cell>
          <table:table-cell table:style-name="Table5.D2" office:value-type="string">
            <text:p text:style-name="P14">number of meters outside of the sidewalk where pedestrians will walk to before disappearing; default is 0 (pedestrians will disappear from the center of the lane)</text:p>
          </table:table-cell>
        </table:table-row>
      </table:table>
      <text:p text:style-name="P10"/>
      <text:p text:style-name="P2"/>
      <text:p text:style-name="P3"><text:span text:style-name="T4">2.3<text:tab/><text:tab/></text:span>Pedestrians (default, templates, instances) <text:span text:style-name="T4">Record</text:span></text:p>
      <text:p text:style-name="P3"><text:span text:style-name="T4">The </text:span>pedestrians<text:span text:style-name="T4"> record allows pedestrians to be defined within an OpenDRIVE file by specifying </text:span><text:span text:style-name="T4">default settings, any number of template settings, and any number of instances with custom settings as </text:span><text:span text:style-name="T4">child records.</text:span></text:p>
      <text:list xml:id="list1085329135" text:continue-numbering="true" text:style-name="L1">
        <text:list-item>
          <text:p text:style-name="P35">Delimiters: <text:tab/><text:tab/><text:span text:style-name="T1">&lt;pedestrians&gt;...&lt;/pedestrians&gt;</text:span></text:p>
        </text:list-item>
        <text:list-item>
          <text:p text:style-name="P35">Parent: <text:tab/><text:tab/><text:span text:style-name="T1">&lt;OpenDRIVE&gt;</text:span></text:p>
        </text:list-item>
        <text:list-item>
          <text:p text:style-name="P35">Maximum Instances: <text:tab/><text:span text:style-name="T1">1</text:span></text:p>
        </text:list-item>
        <text:list-item>
          <text:p text:style-name="P35">Optional: <text:tab/><text:tab/><text:span text:style-name="T1">yes</text:span></text:p>
        </text:list-item>
      </text:list>
      <text:list xml:id="list851335037" text:style-name="L4">
        <text:list-item>
          <text:p text:style-name="P39">Arguments:</text:p>
        </text:list-item>
      </text:list>
      <table:table table:name="Table17" table:style-name="Table17">
        <table:table-column table:style-name="Table17.A"/>
        <table:table-column table:style-name="Table17.B"/>
        <table:table-column table:style-name="Table17.C"/>
        <table:table-column table:style-name="Table17.D"/>
        <table:table-header-rows>
          <text:soft-page-break/>
          <table:table-row>
            <table:table-cell table:style-name="Table17.A1" office:value-type="string">
              <text:p text:style-name="P18">name</text:p>
            </table:table-cell>
            <table:table-cell table:style-name="Table17.A1" office:value-type="string">
              <text:p text:style-name="P18">type</text:p>
            </table:table-cell>
            <table:table-cell table:style-name="Table17.A1" office:value-type="string">
              <text:p text:style-name="P18">optional</text:p>
            </table:table-cell>
            <table:table-cell table:style-name="Table17.D1" office:value-type="string">
              <text:p text:style-name="P18">description</text:p>
            </table:table-cell>
          </table:table-row>
        </table:table-header-rows>
        <table:table-row>
          <table:table-cell table:style-name="Table17.A2" office:value-type="string">
            <text:p text:style-name="P13">spawnRange</text:p>
          </table:table-cell>
          <table:table-cell table:style-name="Table17.A2" office:value-type="string">
            <text:p text:style-name="P14">double</text:p>
          </table:table-cell>
          <table:table-cell table:style-name="Table17.A2" office:value-type="string">
            <text:p text:style-name="P15">+</text:p>
          </table:table-cell>
          <table:table-cell table:style-name="Table17.D2" office:value-type="string">
            <text:p text:style-name="P14">distance in [m] from viewer within which pedestrian fiddleyard sources will spawn pedestrians; outside of this range, they will remain inactive; default is -1.0 (unlimited range, sources always active)</text:p>
          </table:table-cell>
        </table:table-row>
        <table:table-row>
          <table:table-cell table:style-name="Table17.A2" office:value-type="string">
            <text:p text:style-name="P13">maxPeds</text:p>
          </table:table-cell>
          <table:table-cell table:style-name="Table17.A2" office:value-type="string">
            <text:p text:style-name="P14">int</text:p>
          </table:table-cell>
          <table:table-cell table:style-name="Table17.A2" office:value-type="string">
            <text:p text:style-name="P15">+</text:p>
          </table:table-cell>
          <table:table-cell table:style-name="Table17.D2" office:value-type="string">
            <text:p text:style-name="P14">maximum number of pedestrian instances allowed at any given time; default is -1 (unlimited number)</text:p>
          </table:table-cell>
        </table:table-row>
        <table:table-row>
          <table:table-cell table:style-name="Table17.A2" office:value-type="string">
            <text:p text:style-name="P13">reportInterval</text:p>
          </table:table-cell>
          <table:table-cell table:style-name="Table17.A2" office:value-type="string">
            <text:p text:style-name="P14">double</text:p>
          </table:table-cell>
          <table:table-cell table:style-name="Table17.A2" office:value-type="string">
            <text:p text:style-name="P15">+</text:p>
          </table:table-cell>
          <table:table-cell table:style-name="Table17.D2" office:value-type="string">
            <text:p text:style-name="P14">in [s], controls how often status messages about the pedestrian system are printed (total number, number on a road, number active, number inactive); default is -1 (messages are never printed)</text:p>
          </table:table-cell>
        </table:table-row>
        <table:table-row>
          <table:table-cell table:style-name="Table17.A2" office:value-type="string">
            <text:p text:style-name="P13">avoidCount</text:p>
          </table:table-cell>
          <table:table-cell table:style-name="Table17.A2" office:value-type="string">
            <text:p text:style-name="P14">int</text:p>
          </table:table-cell>
          <table:table-cell table:style-name="Table17.A2" office:value-type="string">
            <text:p text:style-name="P15">+</text:p>
          </table:table-cell>
          <table:table-cell table:style-name="Table17.D2" office:value-type="string">
            <text:p text:style-name="P14">number of upcoming pedestrians to compare position with for avoidance purposes each time move() is called; default is 3</text:p>
          </table:table-cell>
        </table:table-row>
        <table:table-row>
          <table:table-cell table:style-name="Table17.A2" office:value-type="string">
            <text:p text:style-name="P13">avoidTime</text:p>
          </table:table-cell>
          <table:table-cell table:style-name="Table17.A2" office:value-type="string">
            <text:p text:style-name="P14">double</text:p>
          </table:table-cell>
          <table:table-cell table:style-name="Table17.A2" office:value-type="string">
            <text:p text:style-name="P15">+</text:p>
          </table:table-cell>
          <table:table-cell table:style-name="Table17.D2" office:value-type="string">
            <text:p text:style-name="P14">window of time in [s] during which avoidance will be executed; default is 3.0</text:p>
          </table:table-cell>
        </table:table-row>
        <table:table-row>
          <table:table-cell table:style-name="Table17.A2" office:value-type="string">
            <text:p text:style-name="P13">autoFiddle</text:p>
          </table:table-cell>
          <table:table-cell table:style-name="Table17.A2" office:value-type="string">
            <text:p text:style-name="P14">string</text:p>
          </table:table-cell>
          <table:table-cell table:style-name="Table17.A2" office:value-type="string">
            <text:p text:style-name="P15">+</text:p>
          </table:table-cell>
          <table:table-cell table:style-name="Table17.D2" office:value-type="string">
            <text:p text:style-name="P14">set to "true" to enable automatic creation of pedestrians on all sidewalks in the road system at/near the specified <text:span text:style-name="T5">spawnRange</text:span><text:span text:style-name="T4"> (by explicit creation of pedestrian fiddleyard sources at regular intervals along the road) and deletion once they leave the </text:span><text:span text:style-name="T5">spawnRange</text:span><text:span text:style-name="T4">; default is "false"</text:span></text:p>
            <text:p text:style-name="P14"><text:span text:style-name="T4">NOTE: experimental mode</text:span></text:p>
          </table:table-cell>
        </table:table-row>
        <table:table-row>
          <table:table-cell table:style-name="Table17.A2" office:value-type="string">
            <text:p text:style-name="P13">movingFiddle</text:p>
          </table:table-cell>
          <table:table-cell table:style-name="Table17.A2" office:value-type="string">
            <text:p text:style-name="P14">string</text:p>
          </table:table-cell>
          <table:table-cell table:style-name="Table17.A2" office:value-type="string">
            <text:p text:style-name="P15">+</text:p>
          </table:table-cell>
          <table:table-cell table:style-name="Table17.D2" office:value-type="string">
            <text:p text:style-name="P14">set to "true" to enable automatic creation of pedestrians on all sidewalks in the road system at/near the specified <text:span text:style-name="T5">spawnRange</text:span><text:span text:style-name="T4"> (by periodic recreation of sources at points in the road system which are </text:span><text:span text:style-name="T5">spawnRange</text:span><text:span text:style-name="T4"> meters away) and deletion once they leave the </text:span><text:span text:style-name="T5">spawnRange</text:span><text:span text:style-name="T4">; default is "false"</text:span></text:p>
            <text:p text:style-name="P14">NOTE: experimental mode</text:p>
          </table:table-cell>
        </table:table-row>
      </table:table>
      <text:list xml:id="list360761651" text:continue-numbering="true" text:style-name="L4">
        <text:list-item>
          <text:p text:style-name="P39">Example:</text:p>
        </text:list-item>
      </text:list>
      <text:p text:style-name="P21">&lt;OpenDRIVE&gt;</text:p>
      <text:p text:style-name="P21"><text:s text:c="2"/>...</text:p>
      <text:p text:style-name="P21"><text:s text:c="2"/>&lt;pedestrians spawnRange maxPeds reportInterval avoidCount avoidTime&gt;</text:p>
      <text:p text:style-name="P21"><text:s text:c="4"/>&lt;default rangeLOD debugLvl&gt;</text:p>
      <text:p text:style-name="P21"><text:s text:c="6"/>&lt;geometry modelFile scale heading/&gt;</text:p>
      <text:p text:style-name="P21"><text:s text:c="6"/>&lt;start roadId lane direction sOffset vOffset velocity acceleration/&gt;</text:p>
      <text:p text:style-name="P21"><text:s text:c="6"/>&lt;animations&gt;</text:p>
      <text:p text:style-name="P21"><text:s text:c="8"/>&lt;idle velocity index/&gt;</text:p>
      <text:p text:style-name="P21"><text:s text:c="8"/>&lt;slow velocity index/&gt;</text:p>
      <text:p text:style-name="P21"><text:s text:c="8"/>&lt;walk velocity index/&gt;</text:p>
      <text:p text:style-name="P21"><text:s text:c="8"/>&lt;jog velocity index/&gt;</text:p>
      <text:p text:style-name="P21"><text:s text:c="8"/>&lt;look index/&gt;</text:p>
      <text:p text:style-name="P21"><text:s text:c="8"/>&lt;wave index/&gt;</text:p>
      <text:p text:style-name="P21"><text:s text:c="6"/>&lt;/animations&gt;</text:p>
      <text:p text:style-name="P21"><text:s text:c="4"/>&lt;/default&gt;</text:p>
      <text:p text:style-name="P21"><text:s text:c="4"/>&lt;template id rangeLOD debugLvl&gt;</text:p>
      <text:p text:style-name="P21"><text:s text:c="6"/>&lt;geometry modelFile scale heading/&gt;</text:p>
      <text:p text:style-name="P21"><text:soft-page-break/><text:s text:c="6"/>&lt;start roadId lane direction sOffset vOffset velocity acceleration/&gt;</text:p>
      <text:p text:style-name="P21"><text:s text:c="6"/>&lt;animations&gt;</text:p>
      <text:p text:style-name="P21"><text:s text:c="8"/>&lt;idle velocity index/&gt;</text:p>
      <text:p text:style-name="P21"><text:s text:c="8"/>&lt;slow velocity index/&gt;</text:p>
      <text:p text:style-name="P21"><text:s text:c="8"/>&lt;walk velocity index/&gt;</text:p>
      <text:p text:style-name="P21"><text:s text:c="8"/>&lt;jog velocity index/&gt;</text:p>
      <text:p text:style-name="P21"><text:s text:c="8"/>&lt;look index/&gt;</text:p>
      <text:p text:style-name="P21"><text:s text:c="8"/>&lt;wave index/&gt;</text:p>
      <text:p text:style-name="P21"><text:s text:c="6"/>&lt;/animations&gt;</text:p>
      <text:p text:style-name="P21"><text:s text:c="4"/>&lt;/template&gt;</text:p>
      <text:p text:style-name="P21"><text:s text:c="4"/>&lt;ped id name templateId rangeLOD debugLvl&gt;</text:p>
      <text:p text:style-name="P21"><text:s text:c="6"/>&lt;geometry modelFile scale heading/&gt;</text:p>
      <text:p text:style-name="P21"><text:s text:c="6"/>&lt;start roadId lane direction sOffset vOffset velocity acceleration/&gt;</text:p>
      <text:p text:style-name="P21"><text:s text:c="6"/>&lt;animations&gt;</text:p>
      <text:p text:style-name="P21"><text:s text:c="8"/>&lt;idle velocity index/&gt;</text:p>
      <text:p text:style-name="P21"><text:s text:c="8"/>&lt;slow velocity index/&gt;</text:p>
      <text:p text:style-name="P21"><text:s text:c="8"/>&lt;walk velocity index/&gt;</text:p>
      <text:p text:style-name="P21"><text:s text:c="8"/>&lt;jog velocity index/&gt;</text:p>
      <text:p text:style-name="P21"><text:s text:c="8"/>&lt;look index/&gt;</text:p>
      <text:p text:style-name="P21"><text:s text:c="8"/>&lt;wave index/&gt;</text:p>
      <text:p text:style-name="P21"><text:s text:c="6"/>&lt;/animations&gt;</text:p>
      <text:p text:style-name="P21"><text:s text:c="4"/>&lt;/ped&gt;</text:p>
      <text:p text:style-name="P21"><text:s text:c="2"/>&lt;/pedestrians&gt;</text:p>
      <text:p text:style-name="P21"><text:s text:c="2"/>...</text:p>
      <text:p text:style-name="P21">&lt;/OpenDRIVE&gt;</text:p>
      <text:p text:style-name="P2"/>
      <text:p text:style-name="P2"/>
      <text:p text:style-name="P2">2.3.1<text:tab/><text:tab/><text:span text:style-name="T5">Default</text:span><text:span text:style-name="T4"> Record</text:span></text:p>
      <text:p text:style-name="P2"><text:span text:style-name="T4">The </text:span><text:span text:style-name="T5">default</text:span><text:span text:style-name="T4"> pedestrian record allows one set of global settings to be defined, which will be applied to all instances unless overridden by a template or an instance. Pedestrians spawned by a </text:span><text:span text:style-name="T5">pedFiddleyard source</text:span><text:span text:style-name="T4"> will, by default, implement these settings (unless a </text:span><text:span text:style-name="T5">templateId</text:span><text:span text:style-name="T4"> attribute is specified, see 2.3.2).</text:span></text:p>
      <text:list xml:id="list1929129653" text:continue-list="list1085329135" text:style-name="L1">
        <text:list-item>
          <text:p text:style-name="P35">Delimiters: <text:tab/><text:tab/><text:span text:style-name="T1">&lt;default&gt;...&lt;/default&gt;</text:span></text:p>
        </text:list-item>
        <text:list-item>
          <text:p text:style-name="P35">Parent: <text:tab/><text:tab/><text:span text:style-name="T1">&lt;pedestrians&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6" table:style-name="Table6">
        <table:table-column table:style-name="Table6.A"/>
        <table:table-column table:style-name="Table6.B"/>
        <table:table-column table:style-name="Table6.C"/>
        <table:table-column table:style-name="Table6.D"/>
        <table:table-header-rows>
          <text:soft-page-break/>
          <table:table-row>
            <table:table-cell table:style-name="Table6.A1" office:value-type="string">
              <text:p text:style-name="P18">name</text:p>
            </table:table-cell>
            <table:table-cell table:style-name="Table6.A1" office:value-type="string">
              <text:p text:style-name="P18">type</text:p>
            </table:table-cell>
            <table:table-cell table:style-name="Table6.A1" office:value-type="string">
              <text:p text:style-name="P18">optional</text:p>
            </table:table-cell>
            <table:table-cell table:style-name="Table6.D1" office:value-type="string">
              <text:p text:style-name="P18">description</text:p>
            </table:table-cell>
          </table:table-row>
        </table:table-header-rows>
        <table:table-row>
          <table:table-cell table:style-name="Table6.A2" office:value-type="string">
            <text:p text:style-name="P13">rangeLOD</text:p>
          </table:table-cell>
          <table:table-cell table:style-name="Table6.A2" office:value-type="string">
            <text:p text:style-name="P14">double</text:p>
          </table:table-cell>
          <table:table-cell table:style-name="Table6.A2" office:value-type="string">
            <text:p text:style-name="P15">+</text:p>
          </table:table-cell>
          <table:table-cell table:style-name="Table6.D2" office:value-type="string">
            <text:p text:style-name="P14">controls the distance in [m] (from the viewer) within which the geometry is rendered, and within which the pedestrian's motion is fully calculated (avoidance, acceleration, lateral motion); outside of this range, pedestrians become "inactive" and simply update their position every frame based on their maximum velocity; default range is 300</text:p>
          </table:table-cell>
        </table:table-row>
        <table:table-row>
          <table:table-cell table:style-name="Table6.A2" office:value-type="string">
            <text:p text:style-name="P13">debugLvl</text:p>
          </table:table-cell>
          <table:table-cell table:style-name="Table6.A2" office:value-type="string">
            <text:p text:style-name="P14">int</text:p>
          </table:table-cell>
          <table:table-cell table:style-name="Table6.A2" office:value-type="string">
            <text:p text:style-name="P15">+</text:p>
          </table:table-cell>
          <table:table-cell table:style-name="Table6.D2" office:value-type="string">
            <text:p text:style-name="P14">controls the type/quantity of status messages that are output</text:p>
            <text:p text:style-name="P14">0 (default): errors only</text:p>
            <text:p text:style-name="P14">1: creation and deletion</text:p>
            <text:p text:style-name="P14">2: set active/inactive</text:p>
            <text:p text:style-name="P14">3: pedestrian routing decisions (e.g., road changes)</text:p>
            <text:p text:style-name="P14">4: passing/avoidance decisions</text:p>
            <text:p text:style-name="P14">5: routine setting changes (velocity, lateral offset, ...)</text:p>
            <text:p text:style-name="P14">6: target accomplishments and settings</text:p>
          </table:table-cell>
        </table:table-row>
      </table:table>
      <text:p text:style-name="P10"/>
      <text:p text:style-name="P4"/>
      <text:p text:style-name="P4">2.3.1.1<text:tab/><text:tab/><text:span text:style-name="T5">Geometry</text:span> Record</text:p>
      <text:p text:style-name="P2"><text:span text:style-name="T4">The </text:span><text:span text:style-name="T5">geometry</text:span><text:span text:style-name="T4"> record allows attributes of the character model to be set.</text:span></text:p>
      <text:list xml:id="list1572614104" text:continue-numbering="true" text:style-name="L1">
        <text:list-item>
          <text:p text:style-name="P35">Delimiters: <text:tab/><text:tab/><text:span text:style-name="T1">&lt;geometry.../&gt;</text:span></text:p>
        </text:list-item>
        <text:list-item>
          <text:p text:style-name="P35">Parent: <text:tab/><text:tab/><text:span text:style-name="T1">&lt;default&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8">name</text:p>
            </table:table-cell>
            <table:table-cell table:style-name="Table8.A1" office:value-type="string">
              <text:p text:style-name="P18">type</text:p>
            </table:table-cell>
            <table:table-cell table:style-name="Table8.A1" office:value-type="string">
              <text:p text:style-name="P18">optional</text:p>
            </table:table-cell>
            <table:table-cell table:style-name="Table8.D1" office:value-type="string">
              <text:p text:style-name="P18">description</text:p>
            </table:table-cell>
          </table:table-row>
        </table:table-header-rows>
        <table:table-row>
          <table:table-cell table:style-name="Table8.A2" office:value-type="string">
            <text:p text:style-name="P13">modelFile</text:p>
          </table:table-cell>
          <table:table-cell table:style-name="Table8.A2" office:value-type="string">
            <text:p text:style-name="P14">string</text:p>
          </table:table-cell>
          <table:table-cell table:style-name="Table8.A2" office:value-type="string">
            <text:p text:style-name="P15">+</text:p>
          </table:table-cell>
          <table:table-cell table:style-name="Table8.D2" office:value-type="string">
            <text:p text:style-name="P14">path to the Cal3D '.cfg' file for this pedestrian's geometry; the path can be absolute, relative to the '.xodr' file, or just the base of the filename (in which case it will be searched for in {COVISEDIR}/data/cal3d); if a file is not found, it will also fall back to searching the {COVISEDIR}/data/cal3d path; default is 'cally'</text:p>
          </table:table-cell>
        </table:table-row>
        <table:table-row>
          <table:table-cell table:style-name="Table8.A2" office:value-type="string">
            <text:p text:style-name="P13">scale</text:p>
          </table:table-cell>
          <table:table-cell table:style-name="Table8.A2" office:value-type="string">
            <text:p text:style-name="P14">double</text:p>
          </table:table-cell>
          <table:table-cell table:style-name="Table8.A2" office:value-type="string">
            <text:p text:style-name="P15">+</text:p>
          </table:table-cell>
          <table:table-cell table:style-name="Table8.D2" office:value-type="string">
            <text:p text:style-name="P14">scale of the pedestrian, relative to the size of the model created by the '.cfg'; default is 0.01</text:p>
          </table:table-cell>
        </table:table-row>
        <table:table-row>
          <table:table-cell table:style-name="Table8.A2" office:value-type="string">
            <text:p text:style-name="P13">heading</text:p>
          </table:table-cell>
          <table:table-cell table:style-name="Table8.A2" office:value-type="string">
            <text:p text:style-name="P14">double</text:p>
          </table:table-cell>
          <table:table-cell table:style-name="Table8.A2" office:value-type="string">
            <text:p text:style-name="P15">+</text:p>
          </table:table-cell>
          <table:table-cell table:style-name="Table8.D2" office:value-type="string">
            <text:p text:style-name="P14">adjustment to the heading of the model by <text:span text:style-name="T5">heading</text:span><text:span text:style-name="T4"> * PI (</text:span>90 degree turn corresponds to 0.5, 180 degree turn to 1.0, and so on); default is 0</text:p>
          </table:table-cell>
        </table:table-row>
      </table:table>
      <text:p text:style-name="P10"/>
      <text:p text:style-name="P4"/>
      <text:p text:style-name="P4"><text:soft-page-break/>2.3.1.2<text:tab/><text:tab/><text:span text:style-name="T5">Start</text:span> Record</text:p>
      <text:p text:style-name="P2"><text:span text:style-name="T4">The </text:span><text:span text:style-name="T5">start</text:span><text:span text:style-name="T4"> record allows the pedestrian's starting location to be set, in addition to various walking parameters.</text:span></text:p>
      <text:list xml:id="list1720963583" text:continue-numbering="true" text:style-name="L1">
        <text:list-item>
          <text:p text:style-name="P35">Delimiters: <text:tab/><text:tab/><text:span text:style-name="T1">&lt;start.../&gt;</text:span></text:p>
        </text:list-item>
        <text:list-item>
          <text:p text:style-name="P35">Parent: <text:tab/><text:tab/><text:span text:style-name="T1">&lt;default&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8">name</text:p>
            </table:table-cell>
            <table:table-cell table:style-name="Table9.A1" office:value-type="string">
              <text:p text:style-name="P18">type</text:p>
            </table:table-cell>
            <table:table-cell table:style-name="Table9.A1" office:value-type="string">
              <text:p text:style-name="P18">optional</text:p>
            </table:table-cell>
            <table:table-cell table:style-name="Table9.D1" office:value-type="string">
              <text:p text:style-name="P18">description</text:p>
            </table:table-cell>
          </table:table-row>
        </table:table-header-rows>
        <table:table-row>
          <table:table-cell table:style-name="Table9.A2" office:value-type="string">
            <text:p text:style-name="P13">roadId</text:p>
          </table:table-cell>
          <table:table-cell table:style-name="Table9.A2" office:value-type="string">
            <text:p text:style-name="P14">string</text:p>
          </table:table-cell>
          <table:table-cell table:style-name="Table9.A2" office:value-type="string">
            <text:p text:style-name="P15">+</text:p>
          </table:table-cell>
          <table:table-cell table:style-name="Table9.D2" office:value-type="string">
            <text:p text:style-name="P14">ID of the road the pedestrian shall start on; must match an ID in the OpenDRIVE database; default is 'road'</text:p>
          </table:table-cell>
        </table:table-row>
        <table:table-row>
          <table:table-cell table:style-name="Table9.A2" office:value-type="string">
            <text:p text:style-name="P13">lane</text:p>
          </table:table-cell>
          <table:table-cell table:style-name="Table9.A2" office:value-type="string">
            <text:p text:style-name="P14">int</text:p>
          </table:table-cell>
          <table:table-cell table:style-name="Table9.A2" office:value-type="string">
            <text:p text:style-name="P15">+</text:p>
          </table:table-cell>
          <table:table-cell table:style-name="Table9.D2" office:value-type="string">
            <text:p text:style-name="P14">lane number the pedestrian should start on; this lane number of the particular lane section (section is determined by road and sOffset) must be of type 'sidewalk'; default is 0, and therefore should be overridden</text:p>
          </table:table-cell>
        </table:table-row>
        <table:table-row>
          <table:table-cell table:style-name="Table9.A2" office:value-type="string">
            <text:p text:style-name="P13">direction</text:p>
          </table:table-cell>
          <table:table-cell table:style-name="Table9.A2" office:value-type="string">
            <text:p text:style-name="P14">int</text:p>
          </table:table-cell>
          <table:table-cell table:style-name="Table9.A2" office:value-type="string">
            <text:p text:style-name="P15">+</text:p>
          </table:table-cell>
          <table:table-cell table:style-name="Table9.D2" office:value-type="string">
            <text:p text:style-name="P14">starting walking direction; 1 is the road's reference direction; -1 is the opposite of the road's reference direction; default is 1</text:p>
          </table:table-cell>
        </table:table-row>
        <table:table-row>
          <table:table-cell table:style-name="Table9.A2" office:value-type="string">
            <text:p text:style-name="P13">sOffset</text:p>
          </table:table-cell>
          <table:table-cell table:style-name="Table9.A2" office:value-type="string">
            <text:p text:style-name="P14">double</text:p>
          </table:table-cell>
          <table:table-cell table:style-name="Table9.A2" office:value-type="string">
            <text:p text:style-name="P15">+</text:p>
          </table:table-cell>
          <table:table-cell table:style-name="Table9.D2" office:value-type="string">
            <text:p text:style-name="P14">starting s-coordinate along the road in [m]; default is 0 (beginning of road, when facing in the reference direction)</text:p>
          </table:table-cell>
        </table:table-row>
        <table:table-row>
          <table:table-cell table:style-name="Table9.A2" office:value-type="string">
            <text:p text:style-name="P13">vOffset</text:p>
          </table:table-cell>
          <table:table-cell table:style-name="Table9.A2" office:value-type="string">
            <text:p text:style-name="P14">double</text:p>
          </table:table-cell>
          <table:table-cell table:style-name="Table9.A2" office:value-type="string">
            <text:p text:style-name="P15">+</text:p>
          </table:table-cell>
          <table:table-cell table:style-name="Table9.D2" office:value-type="string">
            <text:p text:style-name="P14">starting lateral offset from lane center in [m]; default is 0 (center of starting lane)</text:p>
          </table:table-cell>
        </table:table-row>
        <table:table-row>
          <table:table-cell table:style-name="Table9.A2" office:value-type="string">
            <text:p text:style-name="P13">velocity</text:p>
          </table:table-cell>
          <table:table-cell table:style-name="Table9.A2" office:value-type="string">
            <text:p text:style-name="P14">double</text:p>
          </table:table-cell>
          <table:table-cell table:style-name="Table9.A2" office:value-type="string">
            <text:p text:style-name="P15">+</text:p>
          </table:table-cell>
          <table:table-cell table:style-name="Table9.D2" office:value-type="string">
            <text:p text:style-name="P14">starting target velocity and maximum traveling velocity in [m/s]; default is 1.2</text:p>
          </table:table-cell>
        </table:table-row>
        <table:table-row>
          <table:table-cell table:style-name="Table9.A2" office:value-type="string">
            <text:p text:style-name="P13">acceleration</text:p>
          </table:table-cell>
          <table:table-cell table:style-name="Table9.A2" office:value-type="string">
            <text:p text:style-name="P14">double</text:p>
          </table:table-cell>
          <table:table-cell table:style-name="Table9.A2" office:value-type="string">
            <text:p text:style-name="P15">+</text:p>
          </table:table-cell>
          <table:table-cell table:style-name="Table9.D2" office:value-type="string">
            <text:p text:style-name="P14">constant rate of change of velocity in [m/s^2]; default is 0.6</text:p>
          </table:table-cell>
        </table:table-row>
      </table:table>
      <text:p text:style-name="P10"/>
      <text:p text:style-name="P4"/>
      <text:p text:style-name="P4">2.3.1.3<text:tab/><text:tab/><text:span text:style-name="T5">Animations</text:span> Record</text:p>
      <text:p text:style-name="P2"><text:span text:style-name="T4">The </text:span><text:span text:style-name="T5">animations</text:span><text:span text:style-name="T4"> record is the container for adjustments to the animation mappings of the pedestrian.</text:span></text:p>
      <text:list xml:id="list301816781" text:continue-numbering="true" text:style-name="L1">
        <text:list-item>
          <text:p text:style-name="P35">Delimiters: <text:tab/><text:tab/><text:span text:style-name="T1">&lt;animations&gt;...&lt;/animations&gt;</text:span></text:p>
        </text:list-item>
        <text:list-item>
          <text:p text:style-name="P35">Parent: <text:tab/><text:tab/><text:span text:style-name="T1">&lt;default&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35"><text:span text:style-name="T4">Arguments:<text:tab/><text:tab/></text:span><text:span text:style-name="T2">none</text:span></text:p>
        </text:list-item>
      </text:list>
      <text:p text:style-name="P4"><text:soft-page-break/></text:p>
      <text:p text:style-name="P4">2.3.1.3.1<text:tab/><text:span text:style-name="T5">Idle</text:span> Record</text:p>
      <text:p text:style-name="P2"><text:span text:style-name="T4">The </text:span><text:span text:style-name="T5">idle</text:span><text:span text:style-name="T4"> animation record allows an index and reference velocity to be assigned for the pedestrian's </text:span><text:span text:style-name="T4">stationary state.</text:span></text:p>
      <text:list xml:id="list2085065640" text:continue-numbering="true" text:style-name="L1">
        <text:list-item>
          <text:p text:style-name="P35">Delimiters: <text:tab/><text:tab/><text:span text:style-name="T1">&lt;idle.../&gt;</text:span></text:p>
        </text:list-item>
        <text:list-item>
          <text:p text:style-name="P35">Parent: <text:tab/><text:tab/><text:span text:style-name="T1">&lt;animations&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8">name</text:p>
            </table:table-cell>
            <table:table-cell table:style-name="Table10.A1" office:value-type="string">
              <text:p text:style-name="P18">type</text:p>
            </table:table-cell>
            <table:table-cell table:style-name="Table10.A1" office:value-type="string">
              <text:p text:style-name="P18">optional</text:p>
            </table:table-cell>
            <table:table-cell table:style-name="Table10.D1" office:value-type="string">
              <text:p text:style-name="P18">description</text:p>
            </table:table-cell>
          </table:table-row>
        </table:table-header-rows>
        <table:table-row>
          <table:table-cell table:style-name="Table10.A2" office:value-type="string">
            <text:p text:style-name="P13">velocity</text:p>
          </table:table-cell>
          <table:table-cell table:style-name="Table10.A2" office:value-type="string">
            <text:p text:style-name="P14">double</text:p>
          </table:table-cell>
          <table:table-cell table:style-name="Table10.A2" office:value-type="string">
            <text:p text:style-name="P15">-</text:p>
          </table:table-cell>
          <table:table-cell table:style-name="Table10.D2" office:value-type="string">
            <text:p text:style-name="P14">distance covered by this animation when running at normal speed (at the given geometry scale) in [m/s]; default is 0</text:p>
          </table:table-cell>
        </table:table-row>
        <table:table-row>
          <table:table-cell table:style-name="Table10.A2" office:value-type="string">
            <text:p text:style-name="P13">index</text:p>
          </table:table-cell>
          <table:table-cell table:style-name="Table10.A2" office:value-type="string">
            <text:p text:style-name="P14">int</text:p>
          </table:table-cell>
          <table:table-cell table:style-name="Table10.A2" office:value-type="string">
            <text:p text:style-name="P15">-</text:p>
          </table:table-cell>
          <table:table-cell table:style-name="Table10.D2" office:value-type="string">
            <text:p text:style-name="P14">animation's index in the animations list in the Cal3D '.cfg' file; default is 0 (first animation in the list)</text:p>
          </table:table-cell>
        </table:table-row>
      </table:table>
      <text:p text:style-name="P10"/>
      <text:p text:style-name="P4">2.3.1.3.2<text:tab/><text:span text:style-name="T5">Slow</text:span> Record</text:p>
      <text:p text:style-name="P2"><text:span text:style-name="T4">The </text:span><text:span text:style-name="T5">slow</text:span><text:span text:style-name="T4"> animation record allows an index and reference velocity to be assigned for the pedestrian's slow-walking state.</text:span></text:p>
      <text:list xml:id="list2072870839" text:continue-numbering="true" text:style-name="L1">
        <text:list-item>
          <text:p text:style-name="P35">Delimiters: <text:tab/><text:tab/><text:span text:style-name="T1">&lt;slow.../&gt;</text:span></text:p>
        </text:list-item>
        <text:list-item>
          <text:p text:style-name="P35">Parent: <text:tab/><text:tab/><text:span text:style-name="T1">&lt;animations&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name</text:p>
            </table:table-cell>
            <table:table-cell table:style-name="Table11.A1" office:value-type="string">
              <text:p text:style-name="P18">type</text:p>
            </table:table-cell>
            <table:table-cell table:style-name="Table11.A1" office:value-type="string">
              <text:p text:style-name="P18">optional</text:p>
            </table:table-cell>
            <table:table-cell table:style-name="Table11.D1" office:value-type="string">
              <text:p text:style-name="P18">description</text:p>
            </table:table-cell>
          </table:table-row>
        </table:table-header-rows>
        <table:table-row>
          <table:table-cell table:style-name="Table11.A2" office:value-type="string">
            <text:p text:style-name="P13">velocity</text:p>
          </table:table-cell>
          <table:table-cell table:style-name="Table11.A2" office:value-type="string">
            <text:p text:style-name="P14">double</text:p>
          </table:table-cell>
          <table:table-cell table:style-name="Table11.A2" office:value-type="string">
            <text:p text:style-name="P15">-</text:p>
          </table:table-cell>
          <table:table-cell table:style-name="Table11.D2" office:value-type="string">
            <text:p text:style-name="P14">distance covered by this animation when running at normal speed (at the given geometry scale) in [m/s]; default is 0.6</text:p>
          </table:table-cell>
        </table:table-row>
        <table:table-row>
          <table:table-cell table:style-name="Table11.A2" office:value-type="string">
            <text:p text:style-name="P13">index</text:p>
          </table:table-cell>
          <table:table-cell table:style-name="Table11.A2" office:value-type="string">
            <text:p text:style-name="P14">int</text:p>
          </table:table-cell>
          <table:table-cell table:style-name="Table11.A2" office:value-type="string">
            <text:p text:style-name="P15">-</text:p>
          </table:table-cell>
          <table:table-cell table:style-name="Table11.D2" office:value-type="string">
            <text:p text:style-name="P14">animation's index in the animations list in the Cal3D '.cfg' file; default is 1 (second animation in the list)</text:p>
          </table:table-cell>
        </table:table-row>
      </table:table>
      <text:p text:style-name="P10"/>
      <text:p text:style-name="P4">2.3.1.3.3<text:tab/><text:span text:style-name="T5">Walk</text:span> Record</text:p>
      <text:p text:style-name="P2"><text:span text:style-name="T4">The </text:span><text:span text:style-name="T5">walk</text:span><text:span text:style-name="T4"> animation record allows an index and reference velocity to be assigned for the pedestrian's walking state.</text:span></text:p>
      <text:list xml:id="list2174610500" text:continue-numbering="true" text:style-name="L1">
        <text:list-item>
          <text:p text:style-name="P35">Delimiters: <text:tab/><text:tab/><text:span text:style-name="T1">&lt;walk.../&gt;</text:span></text:p>
        </text:list-item>
        <text:list-item>
          <text:p text:style-name="P35">Parent: <text:tab/><text:tab/><text:span text:style-name="T1">&lt;animations&gt;</text:span></text:p>
        </text:list-item>
        <text:list-item>
          <text:p text:style-name="P35">Maximum Instances: <text:tab/><text:span text:style-name="T1">1</text:span></text:p>
        </text:list-item>
        <text:list-item>
          <text:p text:style-name="P35"><text:soft-page-break/>Optional: <text:tab/><text:tab/><text:span text:style-name="T1">yes</text:span></text:p>
        </text:list-item>
        <text:list-item>
          <text:p text:style-name="P40">Arguments:</text:p>
        </text:list-item>
      </text:list>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8">name</text:p>
            </table:table-cell>
            <table:table-cell table:style-name="Table12.A1" office:value-type="string">
              <text:p text:style-name="P18">type</text:p>
            </table:table-cell>
            <table:table-cell table:style-name="Table12.A1" office:value-type="string">
              <text:p text:style-name="P18">optional</text:p>
            </table:table-cell>
            <table:table-cell table:style-name="Table12.D1" office:value-type="string">
              <text:p text:style-name="P18">description</text:p>
            </table:table-cell>
          </table:table-row>
        </table:table-header-rows>
        <table:table-row>
          <table:table-cell table:style-name="Table12.A2" office:value-type="string">
            <text:p text:style-name="P13">velocity</text:p>
          </table:table-cell>
          <table:table-cell table:style-name="Table12.A2" office:value-type="string">
            <text:p text:style-name="P14">double</text:p>
          </table:table-cell>
          <table:table-cell table:style-name="Table12.A2" office:value-type="string">
            <text:p text:style-name="P15">-</text:p>
          </table:table-cell>
          <table:table-cell table:style-name="Table12.D2" office:value-type="string">
            <text:p text:style-name="P14">distance covered by this animation when running at normal speed (at the given geometry scale) in [m/s]; default is 1.5</text:p>
          </table:table-cell>
        </table:table-row>
        <table:table-row>
          <table:table-cell table:style-name="Table12.A2" office:value-type="string">
            <text:p text:style-name="P13">index</text:p>
          </table:table-cell>
          <table:table-cell table:style-name="Table12.A2" office:value-type="string">
            <text:p text:style-name="P14">int</text:p>
          </table:table-cell>
          <table:table-cell table:style-name="Table12.A2" office:value-type="string">
            <text:p text:style-name="P15">-</text:p>
          </table:table-cell>
          <table:table-cell table:style-name="Table12.D2" office:value-type="string">
            <text:p text:style-name="P14">animation's index in the animations list in the Cal3D '.cfg' file; default is 2 (third animation in the list)</text:p>
          </table:table-cell>
        </table:table-row>
      </table:table>
      <text:p text:style-name="P10"/>
      <text:p text:style-name="P2"><text:span text:style-name="T4">2.3.1.3.4<text:tab/></text:span><text:span text:style-name="T5">Jog</text:span><text:span text:style-name="T4"> Record</text:span></text:p>
      <text:p text:style-name="P2"><text:span text:style-name="T4">The </text:span><text:span text:style-name="T5">jog</text:span><text:span text:style-name="T4"> animation record allows an index and reference velocity to be assigned for the pedestrian's jogging state.</text:span></text:p>
      <text:list xml:id="list778559097" text:continue-numbering="true" text:style-name="L1">
        <text:list-item>
          <text:p text:style-name="P35">Delimiters: <text:tab/><text:tab/><text:span text:style-name="T1">&lt;jog.../&gt;</text:span></text:p>
        </text:list-item>
        <text:list-item>
          <text:p text:style-name="P35">Parent: <text:tab/><text:tab/><text:span text:style-name="T1">&lt;animations&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8">name</text:p>
            </table:table-cell>
            <table:table-cell table:style-name="Table13.A1" office:value-type="string">
              <text:p text:style-name="P18">type</text:p>
            </table:table-cell>
            <table:table-cell table:style-name="Table13.A1" office:value-type="string">
              <text:p text:style-name="P18">optional</text:p>
            </table:table-cell>
            <table:table-cell table:style-name="Table13.D1" office:value-type="string">
              <text:p text:style-name="P18">description</text:p>
            </table:table-cell>
          </table:table-row>
        </table:table-header-rows>
        <table:table-row>
          <table:table-cell table:style-name="Table13.A2" office:value-type="string">
            <text:p text:style-name="P13">velocity</text:p>
          </table:table-cell>
          <table:table-cell table:style-name="Table13.A2" office:value-type="string">
            <text:p text:style-name="P14">double</text:p>
          </table:table-cell>
          <table:table-cell table:style-name="Table13.A2" office:value-type="string">
            <text:p text:style-name="P15">-</text:p>
          </table:table-cell>
          <table:table-cell table:style-name="Table13.D2" office:value-type="string">
            <text:p text:style-name="P14">distance covered by this animation when running at normal speed (at the given geometry scale) in [m/s]; default is 3.0</text:p>
          </table:table-cell>
        </table:table-row>
        <table:table-row>
          <table:table-cell table:style-name="Table13.A2" office:value-type="string">
            <text:p text:style-name="P13">index</text:p>
          </table:table-cell>
          <table:table-cell table:style-name="Table13.A2" office:value-type="string">
            <text:p text:style-name="P14">int</text:p>
          </table:table-cell>
          <table:table-cell table:style-name="Table13.A2" office:value-type="string">
            <text:p text:style-name="P15">-</text:p>
          </table:table-cell>
          <table:table-cell table:style-name="Table13.D2" office:value-type="string">
            <text:p text:style-name="P14">animation's index in the animations list in the Cal3D '.cfg' file; default is 3 (fourth animation in the list)</text:p>
          </table:table-cell>
        </table:table-row>
      </table:table>
      <text:p text:style-name="P10"/>
      <text:p text:style-name="P2"><text:span text:style-name="T4">2.3.1.3.5<text:tab/></text:span><text:span text:style-name="T5">Look</text:span><text:span text:style-name="T4"> Record</text:span></text:p>
      <text:p text:style-name="P2"><text:span text:style-name="T4">The </text:span><text:span text:style-name="T5">look</text:span><text:span text:style-name="T4"> animation record allows an index to be assigned for the pedestrian's "look both ways before crossing the street" animation action.</text:span></text:p>
      <text:list xml:id="list540202624" text:continue-numbering="true" text:style-name="L1">
        <text:list-item>
          <text:p text:style-name="P35">Delimiters: <text:tab/><text:tab/><text:span text:style-name="T1">&lt;look.../&gt;</text:span></text:p>
        </text:list-item>
        <text:list-item>
          <text:p text:style-name="P35">Parent: <text:tab/><text:tab/><text:span text:style-name="T1">&lt;animations&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18">name</text:p>
            </table:table-cell>
            <table:table-cell table:style-name="Table16.A1" office:value-type="string">
              <text:p text:style-name="P18">type</text:p>
            </table:table-cell>
            <table:table-cell table:style-name="Table16.A1" office:value-type="string">
              <text:p text:style-name="P18">optional</text:p>
            </table:table-cell>
            <table:table-cell table:style-name="Table16.D1" office:value-type="string">
              <text:p text:style-name="P18">description</text:p>
            </table:table-cell>
          </table:table-row>
        </table:table-header-rows>
        <table:table-row>
          <table:table-cell table:style-name="Table16.A2" office:value-type="string">
            <text:p text:style-name="P13">index</text:p>
          </table:table-cell>
          <table:table-cell table:style-name="Table16.A2" office:value-type="string">
            <text:p text:style-name="P14">int</text:p>
          </table:table-cell>
          <table:table-cell table:style-name="Table16.A2" office:value-type="string">
            <text:p text:style-name="P15">-</text:p>
          </table:table-cell>
          <table:table-cell table:style-name="Table16.D2" office:value-type="string">
            <text:p text:style-name="P14">animation's index in the animations list in the Cal3D '.cfg' file; default is 4 (fifth animation in the list)</text:p>
          </table:table-cell>
        </table:table-row>
      </table:table>
      <text:p text:style-name="P10"/>
      <text:p text:style-name="P2"><text:span text:style-name="T4">2.3.1.3.6<text:tab/></text:span><text:span text:style-name="T5">Wave</text:span><text:span text:style-name="T4"> Record</text:span></text:p>
      <text:p text:style-name="P2"><text:span text:style-name="T4">The </text:span><text:span text:style-name="T5">wave</text:span><text:span text:style-name="T4"> animation record allows an index to be assigned for the pedestrian's "waving" animation </text:span><text:soft-page-break/><text:span text:style-name="T4">action.</text:span></text:p>
      <text:list xml:id="list1521623655" text:continue-numbering="true" text:style-name="L1">
        <text:list-item>
          <text:p text:style-name="P35">Delimiters: <text:tab/><text:tab/><text:span text:style-name="T1">&lt;wave.../&gt;</text:span></text:p>
        </text:list-item>
        <text:list-item>
          <text:p text:style-name="P35">Parent: <text:tab/><text:tab/><text:span text:style-name="T1">&lt;animations&gt;</text:span></text:p>
        </text:list-item>
        <text:list-item>
          <text:p text:style-name="P35">Maximum Instances: <text:tab/><text:span text:style-name="T1">1</text:span></text:p>
        </text:list-item>
        <text:list-item>
          <text:p text:style-name="P35">Optional: <text:tab/><text:tab/><text:span text:style-name="T1">yes</text:span></text:p>
        </text:list-item>
        <text:list-item>
          <text:p text:style-name="P40">Arguments:</text:p>
        </text:list-item>
      </text:list>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8">name</text:p>
            </table:table-cell>
            <table:table-cell table:style-name="Table18.A1" office:value-type="string">
              <text:p text:style-name="P18">type</text:p>
            </table:table-cell>
            <table:table-cell table:style-name="Table18.A1" office:value-type="string">
              <text:p text:style-name="P18">optional</text:p>
            </table:table-cell>
            <table:table-cell table:style-name="Table18.D1" office:value-type="string">
              <text:p text:style-name="P18">description</text:p>
            </table:table-cell>
          </table:table-row>
        </table:table-header-rows>
        <table:table-row>
          <table:table-cell table:style-name="Table18.A2" office:value-type="string">
            <text:p text:style-name="P13">index</text:p>
          </table:table-cell>
          <table:table-cell table:style-name="Table18.A2" office:value-type="string">
            <text:p text:style-name="P14">int</text:p>
          </table:table-cell>
          <table:table-cell table:style-name="Table18.A2" office:value-type="string">
            <text:p text:style-name="P15">-</text:p>
          </table:table-cell>
          <table:table-cell table:style-name="Table18.D2" office:value-type="string">
            <text:p text:style-name="P14">animation's index in the animations list in the Cal3D '.cfg' file; default is 5 (sixth animation in the list)</text:p>
          </table:table-cell>
        </table:table-row>
      </table:table>
      <text:p text:style-name="P10"/>
      <text:p text:style-name="P4"/>
      <text:p text:style-name="P2"><text:span text:style-name="T4">2.3.2<text:tab/><text:tab/></text:span><text:span text:style-name="T5">Template</text:span><text:span text:style-name="T4"> Record</text:span></text:p>
      <text:p text:style-name="P2"><text:span text:style-name="T4">The </text:span><text:span text:style-name="T5">template</text:span><text:span text:style-name="T4"> pedestrian record allows an unique set of custom settings to be defined, which will be applied to any instance which specifies this template by its ID, and will override the global defaults. </text:span><text:span text:style-name="T5">Templates</text:span><text:span text:style-name="T4"> can be named by a </text:span><text:span text:style-name="T5">pedFiddleyard source</text:span><text:span text:style-name="T4"> in the </text:span><text:span text:style-name="T5">templateId</text:span><text:span text:style-name="T4"> attribute to spawn pedestrians with particular settings. There can be any number of templates, but each must have a unique ID.</text:span></text:p>
      <text:list xml:id="list2024388522" text:continue-numbering="true" text:style-name="L1">
        <text:list-item>
          <text:p text:style-name="P35">Delimiters: <text:tab/><text:tab/><text:span text:style-name="T1">&lt;template...&gt;...&lt;/template&gt;</text:span></text:p>
        </text:list-item>
        <text:list-item>
          <text:p text:style-name="P35">Parent: <text:tab/><text:tab/><text:span text:style-name="T1">&lt;pedestrians&gt;</text:span></text:p>
        </text:list-item>
        <text:list-item>
          <text:p text:style-name="P35">Maximum Instances: <text:tab/><text:span text:style-name="T1">unlimited</text:span></text:p>
        </text:list-item>
        <text:list-item>
          <text:p text:style-name="P35">Optional: <text:tab/><text:tab/><text:span text:style-name="T1">yes</text:span></text:p>
        </text:list-item>
        <text:list-item>
          <text:p text:style-name="P40">Arguments:</text:p>
        </text:list-item>
      </text:list>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8">name</text:p>
            </table:table-cell>
            <table:table-cell table:style-name="Table14.A1" office:value-type="string">
              <text:p text:style-name="P18">type</text:p>
            </table:table-cell>
            <table:table-cell table:style-name="Table14.A1" office:value-type="string">
              <text:p text:style-name="P18">optional</text:p>
            </table:table-cell>
            <table:table-cell table:style-name="Table14.D1" office:value-type="string">
              <text:p text:style-name="P18">description</text:p>
            </table:table-cell>
          </table:table-row>
        </table:table-header-rows>
        <table:table-row>
          <table:table-cell table:style-name="Table14.A2" office:value-type="string">
            <text:p text:style-name="P13">id</text:p>
          </table:table-cell>
          <table:table-cell table:style-name="Table14.A2" office:value-type="string">
            <text:p text:style-name="P14">string</text:p>
          </table:table-cell>
          <table:table-cell table:style-name="Table14.A2" office:value-type="string">
            <text:p text:style-name="P15">-</text:p>
          </table:table-cell>
          <table:table-cell table:style-name="Table14.D2" office:value-type="string">
            <text:p text:style-name="P14">unique ID of this template in the database; called by pedestrians or fiddleyard sources in their templateId fields to implement the template's settings</text:p>
          </table:table-cell>
        </table:table-row>
        <table:table-row>
          <table:table-cell table:style-name="Table14.A2" office:value-type="string">
            <text:p text:style-name="P13">rangeLOD</text:p>
          </table:table-cell>
          <table:table-cell table:style-name="Table14.A2" office:value-type="string">
            <text:p text:style-name="P14">double</text:p>
          </table:table-cell>
          <table:table-cell table:style-name="Table14.A2" office:value-type="string">
            <text:p text:style-name="P15">+</text:p>
          </table:table-cell>
          <table:table-cell table:style-name="Table14.D2" office:value-type="string">
            <text:p text:style-name="P14">see section (2.3.1)</text:p>
          </table:table-cell>
        </table:table-row>
        <table:table-row>
          <table:table-cell table:style-name="Table14.A2" office:value-type="string">
            <text:p text:style-name="P13">debugLvl</text:p>
          </table:table-cell>
          <table:table-cell table:style-name="Table14.A2" office:value-type="string">
            <text:p text:style-name="P14">int</text:p>
          </table:table-cell>
          <table:table-cell table:style-name="Table14.A2" office:value-type="string">
            <text:p text:style-name="P15">+</text:p>
          </table:table-cell>
          <table:table-cell table:style-name="Table14.D2" office:value-type="string">
            <text:p text:style-name="P14">see section (2.3.1)</text:p>
          </table:table-cell>
        </table:table-row>
      </table:table>
      <text:p text:style-name="P10"/>
      <text:p text:style-name="P4">2.3.2.1<text:tab/><text:tab/><text:span text:style-name="T5">Geometry</text:span> Record</text:p>
      <text:p text:style-name="P4">See section (2.3.1.1)</text:p>
      <text:p text:style-name="P4"/>
      <text:p text:style-name="P4">2.3.2.2<text:tab/><text:tab/><text:span text:style-name="T5">Start</text:span> Record</text:p>
      <text:p text:style-name="P4">See section (2.3.1.2)</text:p>
      <text:p text:style-name="P4"/>
      <text:p text:style-name="P4">2.3.2.3<text:tab/><text:tab/><text:span text:style-name="T5">Animations</text:span> Record</text:p>
      <text:p text:style-name="P4">See section (2.3.1.3)</text:p>
      <text:p text:style-name="P4"><text:soft-page-break/></text:p>
      <text:p text:style-name="P4">2.3.2.3.1<text:tab/><text:span text:style-name="T5">Idle</text:span> Record</text:p>
      <text:p text:style-name="P4">See section (2.3.1.3.1)</text:p>
      <text:p text:style-name="P4"/>
      <text:p text:style-name="P4">2.3.2.3.2<text:tab/><text:span text:style-name="T5">Slow</text:span> Record</text:p>
      <text:p text:style-name="P4">See section (2.3.1.3.2)</text:p>
      <text:p text:style-name="P4"/>
      <text:p text:style-name="P4">2.3.2.3.3<text:tab/><text:span text:style-name="T5">Walk</text:span> Record</text:p>
      <text:p text:style-name="P4">See section (2.3.1.3.3)</text:p>
      <text:p text:style-name="P4"/>
      <text:p text:style-name="P2"><text:span text:style-name="T4">2.3.2.3.4<text:tab/></text:span><text:span text:style-name="T5">Jog</text:span><text:span text:style-name="T4"> Record</text:span></text:p>
      <text:p text:style-name="P4">See section (2.3.1.3.4)</text:p>
      <text:p text:style-name="P4"/>
      <text:p text:style-name="P2"><text:span text:style-name="T4">2.3.2.3.5<text:tab/></text:span><text:span text:style-name="T5">Look</text:span><text:span text:style-name="T4"> Record</text:span></text:p>
      <text:p text:style-name="P4">See section (2.3.1.3.5)</text:p>
      <text:p text:style-name="P4"/>
      <text:p text:style-name="P2"><text:span text:style-name="T4">2.3.2.3.5<text:tab/></text:span><text:span text:style-name="T5">Wave</text:span><text:span text:style-name="T4"> Record</text:span></text:p>
      <text:p text:style-name="P4">See section (2.3.1.3.6)</text:p>
      <text:p text:style-name="P4"/>
      <text:p text:style-name="P2"><text:span text:style-name="T4">2.3.3<text:tab/><text:tab/></text:span><text:span text:style-name="T5">Pedestrian (instance)</text:span><text:span text:style-name="T4"> Record</text:span></text:p>
      <text:p text:style-name="P2"><text:span text:style-name="T4">The </text:span><text:span text:style-name="T5">pedestrian</text:span><text:span text:style-name="T4"> record allows an instance of a pedestrian to be created, with its own custom settings that will override any global or template (if a </text:span><text:span text:style-name="T5">templateId</text:span><text:span text:style-name="T4"> is provided) settings.</text:span></text:p>
      <text:list xml:id="list1572467645" text:continue-numbering="true" text:style-name="L1">
        <text:list-item>
          <text:p text:style-name="P35">Delimiters: <text:tab/><text:tab/><text:span text:style-name="T1">&lt;ped...&gt;...&lt;/ped&gt;</text:span></text:p>
        </text:list-item>
        <text:list-item>
          <text:p text:style-name="P35">Parent: <text:tab/><text:tab/><text:span text:style-name="T1">&lt;pedestrians&gt;</text:span></text:p>
        </text:list-item>
        <text:list-item>
          <text:p text:style-name="P35">Maximum Instances: <text:tab/><text:span text:style-name="T1">unlimited</text:span></text:p>
        </text:list-item>
        <text:list-item>
          <text:p text:style-name="P35">Optional: <text:tab/><text:tab/><text:span text:style-name="T1">yes</text:span></text:p>
        </text:list-item>
        <text:list-item>
          <text:p text:style-name="P40">Arguments:</text:p>
        </text:list-item>
      </text:list>
      <table:table table:name="Table15" table:style-name="Table15">
        <table:table-column table:style-name="Table15.A"/>
        <table:table-column table:style-name="Table15.B"/>
        <table:table-column table:style-name="Table15.C"/>
        <table:table-column table:style-name="Table15.D"/>
        <table:table-header-rows>
          <text:soft-page-break/>
          <table:table-row>
            <table:table-cell table:style-name="Table15.A1" office:value-type="string">
              <text:p text:style-name="P18">name</text:p>
            </table:table-cell>
            <table:table-cell table:style-name="Table15.A1" office:value-type="string">
              <text:p text:style-name="P18">type</text:p>
            </table:table-cell>
            <table:table-cell table:style-name="Table15.A1" office:value-type="string">
              <text:p text:style-name="P18">optional</text:p>
            </table:table-cell>
            <table:table-cell table:style-name="Table15.D1" office:value-type="string">
              <text:p text:style-name="P18">description</text:p>
            </table:table-cell>
          </table:table-row>
        </table:table-header-rows>
        <table:table-row>
          <table:table-cell table:style-name="Table15.A2" office:value-type="string">
            <text:p text:style-name="P13">id</text:p>
          </table:table-cell>
          <table:table-cell table:style-name="Table15.A2" office:value-type="string">
            <text:p text:style-name="P14">string</text:p>
          </table:table-cell>
          <table:table-cell table:style-name="Table15.A2" office:value-type="string">
            <text:p text:style-name="P15">-</text:p>
          </table:table-cell>
          <table:table-cell table:style-name="Table15.D2" office:value-type="string">
            <text:p text:style-name="P14">unique ID of this template in the database; called by pedestrians or fiddleyard sources in their templateId fields to implement the template's settings</text:p>
          </table:table-cell>
        </table:table-row>
        <table:table-row>
          <table:table-cell table:style-name="Table15.A2" office:value-type="string">
            <text:p text:style-name="P13">name</text:p>
          </table:table-cell>
          <table:table-cell table:style-name="Table15.A2" office:value-type="string">
            <text:p text:style-name="P14">string</text:p>
          </table:table-cell>
          <table:table-cell table:style-name="Table15.A2" office:value-type="string">
            <text:p text:style-name="P15">-</text:p>
          </table:table-cell>
          <table:table-cell table:style-name="Table15.D2" office:value-type="string">
            <text:p text:style-name="P14">name of this pedestrian</text:p>
          </table:table-cell>
        </table:table-row>
        <table:table-row>
          <table:table-cell table:style-name="Table15.A2" office:value-type="string">
            <text:p text:style-name="P13">templateId</text:p>
          </table:table-cell>
          <table:table-cell table:style-name="Table15.A2" office:value-type="string">
            <text:p text:style-name="P14">string</text:p>
          </table:table-cell>
          <table:table-cell table:style-name="Table15.A2" office:value-type="string">
            <text:p text:style-name="P15">+</text:p>
          </table:table-cell>
          <table:table-cell table:style-name="Table15.D2" office:value-type="string">
            <text:p text:style-name="P14">ID of the template whose settings shall be applied; default is none</text:p>
          </table:table-cell>
        </table:table-row>
        <table:table-row>
          <table:table-cell table:style-name="Table15.A2" office:value-type="string">
            <text:p text:style-name="P13">rangeLOD</text:p>
          </table:table-cell>
          <table:table-cell table:style-name="Table15.A2" office:value-type="string">
            <text:p text:style-name="P14">double</text:p>
          </table:table-cell>
          <table:table-cell table:style-name="Table15.A2" office:value-type="string">
            <text:p text:style-name="P15">+</text:p>
          </table:table-cell>
          <table:table-cell table:style-name="Table15.D2" office:value-type="string">
            <text:p text:style-name="P14">see section (2.3.1)</text:p>
          </table:table-cell>
        </table:table-row>
        <table:table-row>
          <table:table-cell table:style-name="Table15.A2" office:value-type="string">
            <text:p text:style-name="P13">debugLvl</text:p>
          </table:table-cell>
          <table:table-cell table:style-name="Table15.A2" office:value-type="string">
            <text:p text:style-name="P14">int</text:p>
          </table:table-cell>
          <table:table-cell table:style-name="Table15.A2" office:value-type="string">
            <text:p text:style-name="P15">+</text:p>
          </table:table-cell>
          <table:table-cell table:style-name="Table15.D2" office:value-type="string">
            <text:p text:style-name="P14">see section (2.3.1)</text:p>
          </table:table-cell>
        </table:table-row>
      </table:table>
      <text:p text:style-name="P10"/>
      <text:p text:style-name="P4">2.3.3.1<text:tab/><text:tab/><text:span text:style-name="T5">Geometry</text:span> Record</text:p>
      <text:p text:style-name="P4">See section (2.3.1.1)</text:p>
      <text:p text:style-name="P4"/>
      <text:p text:style-name="P4">2.3.3.2<text:tab/><text:tab/><text:span text:style-name="T5">Start</text:span> Record</text:p>
      <text:p text:style-name="P4">See section (2.3.1.2)</text:p>
      <text:p text:style-name="P4"/>
      <text:p text:style-name="P4">2.3.3.3<text:tab/><text:tab/><text:span text:style-name="T5">Animations</text:span> Record</text:p>
      <text:p text:style-name="P4">See section (2.3.1.3)</text:p>
      <text:p text:style-name="P4"/>
      <text:p text:style-name="P4">2.3.3.3.1<text:tab/><text:span text:style-name="T5">Idle</text:span> Record</text:p>
      <text:p text:style-name="P4">See section (2.3.1.3.1)</text:p>
      <text:p text:style-name="P4"/>
      <text:p text:style-name="P4">2.3.3.3.2<text:tab/><text:span text:style-name="T5">Slow</text:span> Record</text:p>
      <text:p text:style-name="P4">See section (2.3.1.3.2)</text:p>
      <text:p text:style-name="P4"/>
      <text:p text:style-name="P4">2.3.3.3.3<text:tab/><text:span text:style-name="T5">Walk</text:span> Record</text:p>
      <text:p text:style-name="P4">See section (2.3.1.3.3)</text:p>
      <text:p text:style-name="P4"/>
      <text:p text:style-name="P2"><text:span text:style-name="T4">2.3.3.3.4<text:tab/></text:span><text:span text:style-name="T5">Jog</text:span><text:span text:style-name="T4"> Record</text:span></text:p>
      <text:p text:style-name="P4">See section (2.3.1.3.4)</text:p>
      <text:p text:style-name="P4"/>
      <text:p text:style-name="P2"><text:span text:style-name="T4">2.3.3.3.5<text:tab/></text:span><text:span text:style-name="T5">Jog</text:span><text:span text:style-name="T4"> Record</text:span></text:p>
      <text:p text:style-name="P4">See section (2.3.1.3.5)</text:p>
      <text:p text:style-name="P4"/>
      <text:p text:style-name="P2"><text:span text:style-name="T4">2.3.2.3.5<text:tab/></text:span><text:span text:style-name="T5">Wave</text:span><text:span text:style-name="T4"> Record</text:span></text:p>
      <text:p text:style-name="P4"><text:soft-page-break/>See section (2.3.1.3.6)</text:p>
      <text:p text:style-name="P7">3<text:tab/><text:tab/>Examples</text:p>
      <text:p text:style-name="P4">Pedestrian System with templates for various Cal3D models:</text:p>
      <text:p text:style-name="P29">&lt;pedestrians&gt;</text:p>
      <text:p text:style-name="P29"/>
      <text:p text:style-name="P29"><text:s text:c="2"/>&lt;!-- Settings common to all models --&gt;</text:p>
      <text:p text:style-name="P29"><text:s text:c="2"/>&lt;default rangeLOD="300" debugLvl="0"&gt;</text:p>
      <text:p text:style-name="P29"><text:s text:c="4"/>&lt;geometry scale="0.01" heading="0.0"/&gt;</text:p>
      <text:p text:style-name="P29"><text:s text:c="4"/>&lt;animations&gt;</text:p>
      <text:p text:style-name="P29"><text:s text:c="6"/>&lt;idle velocity="0.0" index="0"/&gt;</text:p>
      <text:p text:style-name="P29"><text:s text:c="6"/>&lt;slow velocity="0.6" index="1"/&gt;</text:p>
      <text:p text:style-name="P29"><text:s text:c="6"/>&lt;walk velocity="1.5" index="2"/&gt;</text:p>
      <text:p text:style-name="P29"><text:s text:c="6"/>&lt;jog velocity="3.0" index="3"/&gt;</text:p>
      <text:p text:style-name="P29"><text:s text:c="4"/>&lt;/animations&gt;</text:p>
      <text:p text:style-name="P29"><text:s text:c="2"/>&lt;/default&gt;</text:p>
      <text:p text:style-name="P29"/>
      <text:p text:style-name="P29"><text:s text:c="2"/>&lt;!-- Template for Cally --&gt;</text:p>
      <text:p text:style-name="P29"><text:s text:c="2"/>&lt;template id="cally"&gt;</text:p>
      <text:p text:style-name="P29"><text:s text:c="4"/>&lt;geometry modelFile="cally"/&gt;</text:p>
      <text:p text:style-name="P29"><text:s text:c="4"/>&lt;animations&gt;</text:p>
      <text:p text:style-name="P29"><text:s text:c="6"/>&lt;wave index="5"/&gt;</text:p>
      <text:p text:style-name="P29"><text:s text:c="4"/>&lt;/animations&gt;</text:p>
      <text:p text:style-name="P29"><text:s text:c="2"/>&lt;/template&gt;</text:p>
      <text:p text:style-name="P29"/>
      <text:p text:style-name="P29"><text:s text:c="2"/>&lt;!-- Template for Kid --&gt;</text:p>
      <text:p text:style-name="P29"><text:s text:c="2"/>&lt;template id="kid"&gt;</text:p>
      <text:p text:style-name="P29"><text:s text:c="4"/>&lt;geometry modelFile="kid" scale="0.03"/&gt;</text:p>
      <text:p text:style-name="P29"><text:s text:c="4"/>&lt;animations&gt;</text:p>
      <text:p text:style-name="P29"><text:s text:c="6"/>&lt;idle velocity="0.0" index="1"/&gt;</text:p>
      <text:p text:style-name="P29"><text:s text:c="6"/>&lt;slow velocity="0.0" index="1"/&gt;</text:p>
      <text:p text:style-name="P29"><text:s text:c="6"/>&lt;walk velocity="1.0" index="2"/&gt;</text:p>
      <text:p text:style-name="P29"><text:s text:c="6"/>&lt;jog velocity="1.3" index="3"/&gt;</text:p>
      <text:p text:style-name="P29"><text:s text:c="6"/>&lt;look index="4"/&gt;</text:p>
      <text:p text:style-name="P30"><text:s text:c="4"/>&lt;/animations&gt;</text:p>
      <text:p text:style-name="P29"><text:s text:c="2"/>&lt;/template&gt;</text:p>
      <text:p text:style-name="P29"/>
      <text:p text:style-name="P29"><text:s text:c="2"/>&lt;!-- Template for Skeleton --&gt;</text:p>
      <text:p text:style-name="P29"><text:s text:c="2"/>&lt;template id="skeleton"&gt;</text:p>
      <text:p text:style-name="P30"><text:s text:c="4"/>&lt;geometry modelFile="skeleton"/&gt;</text:p>
      <text:p text:style-name="P29"><text:s text:c="4"/>&lt;animations&gt;</text:p>
      <text:p text:style-name="P29"><text:s text:c="6"/>&lt;wave index="4"/&gt;</text:p>
      <text:p text:style-name="P30"><text:s text:c="4"/>&lt;/animations&gt;</text:p>
      <text:p text:style-name="P29"><text:s text:c="2"/>&lt;/template&gt;</text:p>
      <text:p text:style-name="P29"/>
      <text:p text:style-name="P29">&lt;/pedestrians&gt;</text:p>
      <text:p text:style-name="P6"/>
      <text:p text:style-name="P6">Fiddleyards with sources/sinks in the city:</text:p>
      <text:p text:style-name="P6">See (/data/porsche/TrafficSimulation/maneuver/sample03Lights/sample03_pedestrians_crg.xodr)</text:p>
      <text:p text:style-name="P6"/>
      <text:p text:style-name="P11">Steps toward reducing the performance impact of a pedestrian system:</text:p>
      <text:list xml:id="list1409824264" text:style-name="L5">
        <text:list-item>
          <text:p text:style-name="P42">Limit the maximum number of pedestrian instances in the system at any given time.</text:p>
        </text:list-item>
      </text:list>
      <text:p text:style-name="P31">In <text:span text:style-name="T1">&lt;pedestrians ... maxPeds="</text:span><text:span text:style-name="T3">x</text:span><text:span text:style-name="T1">" ...&gt;...&lt;/pedestrians&gt;</text:span>, set <text:span text:style-name="T3">x</text:span> to a smaller value to prevent new pedestrians getting spawned beyond this maximum amount.</text:p>
      <text:p text:style-name="P31">The default value is <text:span text:style-name="T3">x </text:span><text:span text:style-name="T1">= -1</text:span>. which does not limit the number of pedestrians.</text:p>
      <text:p text:style-name="P31">This measure can be avoided with better balancing of sources and sinks.</text:p>
      <text:list xml:id="list1699205193" text:continue-numbering="true" text:style-name="L5">
        <text:list-item>
          <text:p text:style-name="P42">Reduce the number of comparisons made by each pedestrian for avoidance.</text:p>
        </text:list-item>
      </text:list>
      <text:p text:style-name="P31"><text:soft-page-break/>In <text:span text:style-name="T1">&lt;pedestrians ... avoidCount="</text:span><text:span text:style-name="T3">x</text:span><text:span text:style-name="T1">" ...&gt;...&lt;/pedestrians&gt;</text:span>, set <text:span text:style-name="T3">x</text:span> to a smaller value to limit the number of comparisons made against upcoming pedestrians on the current road for collision avoidance.</text:p>
      <text:p text:style-name="P31">The default value is <text:span text:style-name="T3">x</text:span><text:span text:style-name="T1"> = 3</text:span>, meaning a pedestrian compares his position &amp; velocity with the (up to) 3 closest pedestrians on his road in the direction he is traveling.</text:p>
      <text:p text:style-name="P31">If this value is set to 0, pedestrians will not avoid each other.</text:p>
      <text:list xml:id="list970959957" text:continue-numbering="true" text:style-name="L5">
        <text:list-item>
          <text:p text:style-name="P42">Balance fiddleyard sources with fiddleyard sinks.</text:p>
        </text:list-item>
      </text:list>
      <text:p text:style-name="P34">If the system contains fiddleyard sources, to keep the number of pedestrians bounded, introduce enough sinks to remove pedestrians at a comparable rate (i.e., shorten the expected lifespan of each pedestrian), or decrease sources' <text:span text:style-name="T1">repeatTime</text:span>.</text:p>
      <text:list xml:id="list1025893568" text:continue-numbering="true" text:style-name="L5">
        <text:list-item>
          <text:p text:style-name="P42">Limit the range of fiddleyard sources.</text:p>
        </text:list-item>
      </text:list>
      <text:p text:style-name="P33">In <text:span text:style-name="T1">&lt;pedestrians ... spawnRange="</text:span><text:span text:style-name="T3">x</text:span><text:span text:style-name="T1">" ...&gt;...&lt;/pedestrians&gt;</text:span>, set <text:span text:style-name="T3">x</text:span> to a smaller value to limit the distance (from the viewer) within which fiddleyard sources will spawn new pedestrians. Sinks will continue to remove pedestrians regardless of their position.</text:p>
      <text:p text:style-name="P33">The default value is <text:span text:style-name="T3">x</text:span><text:span text:style-name="T1"> = -1</text:span>, which means sources are never inactive.</text:p>
      <text:list xml:id="list1239666849" text:style-name="L6">
        <text:list-item>
          <text:p text:style-name="P44">Use "automatic fiddleyards" to create pedestrians at a specified range away from the viewer's position, and automatically remove them once they are outside this range (NOTE: experimental mode).</text:p>
        </text:list-item>
      </text:list>
      <text:p text:style-name="P45">Include <text:span text:style-name="T1">autoFiddle="true"</text:span> in <text:span text:style-name="T1">&lt;pedestrians .../&gt;</text:span>.</text:p>
      <text:list xml:id="list1161592583" text:continue-list="list1025893568" text:style-name="L5">
        <text:list-item>
          <text:p text:style-name="P42">Decrease the number of pedestrians that are active at any given time.</text:p>
        </text:list-item>
      </text:list>
      <text:p text:style-name="P31">In <text:span text:style-name="T1">&lt;pedestrians ...&gt; ...</text:span></text:p>
      <text:p text:style-name="P32"><text:tab/><text:tab/>&lt;default/template/ped ... rangeLOD="<text:span text:style-name="T5">x</text:span>" ...&gt;...&lt;/ped&gt; ...</text:p>
      <text:p text:style-name="P32"><text:tab/>&lt;/pedestrians&gt;</text:p>
      <text:p text:style-name="P31"><text:span text:style-name="T1"><text:tab/></text:span>set <text:span text:style-name="T3">x</text:span> to a smaller value, so that pedestrians with a greater distance from the viewer are culled by the scenegraph and set to inactive (simplified movement calculations and no avoidance).</text:p>
      <text:p text:style-name="P31">The default value is <text:span text:style-name="T3">x</text:span><text:span text:style-name="T1"> = 300</text:span>, meaning pedestrians 300 meters or more away from the viewer are culled and set inactive.</text:p>
      <text:list xml:id="list1845080185" text:continue-numbering="true" text:style-name="L5">
        <text:list-item>
          <text:p text:style-name="P42">Decrease the number of different Cal3d core models that are loaded via templates or instances.</text:p>
        </text:list-item>
      </text:list>
      <text:p text:style-name="P31">Derive pedestrian instances from a smaller set of core models, reducing overhead of loading skeletons, meshes, and animations and increasing the reuse of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in" fo:margin-left="0in" fo:margin-right="0in" fo:margin-top="0in"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4T10:04:10</meta:creation-date>
    <dc:date>2011-07-13T16:25:01</dc:date>
    <meta:editing-duration>PT46H20M58S</meta:editing-duration>
    <meta:editing-cycles>77</meta:editing-cycles>
    <meta:generator>OpenOffice.org/3.1$Unix OpenOffice.org_project/310m19$Build-9420</meta:generator>
    <meta:document-statistic meta:table-count="19" meta:image-count="0" meta:object-count="0" meta:page-count="20" meta:paragraph-count="925" meta:word-count="3678" meta:character-count="23852"/>
  </office:meta>
</office:document-meta>
</file>